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35cm" svg:stroke-color="#63a8d3" svg:stroke-opacity="25%" draw:stroke-linejoin="miter" svg:stroke-linecap="butt" draw:fill="solid" draw:fill-color="#63a8d3" draw:opacity="25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539ecd" svg:stroke-opacity="25%" draw:stroke-linejoin="miter" svg:stroke-linecap="butt" draw:fill="solid" draw:fill-color="#539ecd" draw:opacity="25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4493c7" svg:stroke-opacity="25%" draw:stroke-linejoin="miter" svg:stroke-linecap="butt" draw:fill="solid" draw:fill-color="#4493c7" draw:opacity="25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3787c0" svg:stroke-opacity="25%" draw:stroke-linejoin="miter" svg:stroke-linecap="butt" draw:fill="solid" draw:fill-color="#3787c0" draw:opacity="25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2b7bba" svg:stroke-opacity="25%" draw:stroke-linejoin="miter" svg:stroke-linecap="butt" draw:fill="solid" draw:fill-color="#2b7bba" draw:opacity="25%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00" draw:stroke-linejoin="round" svg:stroke-linecap="butt" draw:fill="solid" draw:fill-color="#000000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035cm" svg:stroke-color="#8d89c0" svg:stroke-opacity="25%" draw:stroke-linejoin="miter" svg:stroke-linecap="butt" draw:fill="solid" draw:fill-color="#8d89c0" draw:opacity="25%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f96044" svg:stroke-opacity="25%" draw:stroke-linejoin="miter" svg:stroke-linecap="butt" draw:fill="solid" draw:fill-color="#f96044" draw:opacity="25%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f44f39" svg:stroke-opacity="25%" draw:stroke-linejoin="miter" svg:stroke-linecap="butt" draw:fill="solid" draw:fill-color="#f44f39" draw:opacity="25%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03d2d" svg:stroke-opacity="25%" draw:stroke-linejoin="miter" svg:stroke-linecap="butt" draw:fill="solid" draw:fill-color="#f03d2d" draw:opacity="25%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e32f27" svg:stroke-opacity="25%" draw:stroke-linejoin="miter" svg:stroke-linecap="butt" draw:fill="solid" draw:fill-color="#e32f27" draw:opacity="25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d52221" svg:stroke-opacity="25%" draw:stroke-linejoin="miter" svg:stroke-linecap="butt" draw:fill="solid" draw:fill-color="#d52221" draw:opacity="25%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9894c5" svg:stroke-opacity="25%" draw:stroke-linejoin="miter" svg:stroke-linecap="butt" draw:fill="solid" draw:fill-color="#9894c5" draw:opacity="25%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817ebb" svg:stroke-opacity="25%" draw:stroke-linejoin="miter" svg:stroke-linecap="butt" draw:fill="solid" draw:fill-color="#817ebb" draw:opacity="25%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796eb2" svg:stroke-opacity="25%" draw:stroke-linejoin="miter" svg:stroke-linecap="butt" draw:fill="solid" draw:fill-color="#796eb2" draw:opacity="25%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705eaa" svg:stroke-opacity="25%" draw:stroke-linejoin="miter" svg:stroke-linecap="butt" draw:fill="solid" draw:fill-color="#705eaa" draw:opacity="25%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35cm" svg:stroke-color="#808080" draw:stroke-linejoin="miter" svg:stroke-linecap="butt" draw:fill="solid" draw:fill-color="#808080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35cm" svg:stroke-color="#6abf71" svg:stroke-opacity="25%" draw:stroke-linejoin="miter" svg:stroke-linecap="butt" draw:fill="solid" draw:fill-color="#6abf71" draw:opacity="25%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56b567" svg:stroke-opacity="25%" draw:stroke-linejoin="miter" svg:stroke-linecap="butt" draw:fill="solid" draw:fill-color="#56b567" draw:opacity="25%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43ac5e" svg:stroke-opacity="25%" draw:stroke-linejoin="miter" svg:stroke-linecap="butt" draw:fill="solid" draw:fill-color="#43ac5e" draw:opacity="25%" fo:padding-top="0.017cm" fo:padding-bottom="0.017cm" fo:padding-left="0.017cm" fo:padding-right="0.017cm"/>
    </style:style>
    <style:style style:name="gr24" style:family="graphic" style:parent-style-name="standard">
      <style:graphic-properties draw:stroke="solid" svg:stroke-width="0.035cm" svg:stroke-color="#37a055" svg:stroke-opacity="25%" draw:stroke-linejoin="miter" svg:stroke-linecap="butt" draw:fill="solid" draw:fill-color="#37a055" draw:opacity="25%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035cm" svg:stroke-color="#2c944c" svg:stroke-opacity="25%" draw:stroke-linejoin="miter" svg:stroke-linecap="butt" draw:fill="solid" draw:fill-color="#2c944c" draw:opacity="25%" fo:padding-top="0.017cm" fo:padding-bottom="0.017cm" fo:padding-left="0.017cm" fo:padding-right="0.017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63a8d3" draw:opacity="25%"/>
    </style:style>
    <style:style style:name="P3" style:family="paragraph">
      <loext:graphic-properties draw:fill="solid" draw:fill-color="#539ecd" draw:opacity="25%"/>
    </style:style>
    <style:style style:name="P4" style:family="paragraph">
      <loext:graphic-properties draw:fill="solid" draw:fill-color="#4493c7" draw:opacity="25%"/>
    </style:style>
    <style:style style:name="P5" style:family="paragraph">
      <loext:graphic-properties draw:fill="solid" draw:fill-color="#3787c0" draw:opacity="25%"/>
    </style:style>
    <style:style style:name="P6" style:family="paragraph">
      <loext:graphic-properties draw:fill="solid" draw:fill-color="#2b7bba" draw:opacity="25%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8d89c0" draw:opacity="25%"/>
    </style:style>
    <style:style style:name="P10" style:family="paragraph">
      <loext:graphic-properties draw:fill="solid" draw:fill-color="#f96044" draw:opacity="25%"/>
    </style:style>
    <style:style style:name="P11" style:family="paragraph">
      <loext:graphic-properties draw:fill="solid" draw:fill-color="#f44f39" draw:opacity="25%"/>
    </style:style>
    <style:style style:name="P12" style:family="paragraph">
      <loext:graphic-properties draw:fill="solid" draw:fill-color="#f03d2d" draw:opacity="25%"/>
    </style:style>
    <style:style style:name="P13" style:family="paragraph">
      <loext:graphic-properties draw:fill="solid" draw:fill-color="#e32f27" draw:opacity="25%"/>
    </style:style>
    <style:style style:name="P14" style:family="paragraph">
      <loext:graphic-properties draw:fill="solid" draw:fill-color="#d52221" draw:opacity="25%"/>
    </style:style>
    <style:style style:name="P15" style:family="paragraph">
      <loext:graphic-properties draw:fill="solid" draw:fill-color="#9894c5" draw:opacity="25%"/>
    </style:style>
    <style:style style:name="P16" style:family="paragraph">
      <loext:graphic-properties draw:fill="solid" draw:fill-color="#817ebb" draw:opacity="25%"/>
    </style:style>
    <style:style style:name="P17" style:family="paragraph">
      <loext:graphic-properties draw:fill="solid" draw:fill-color="#796eb2" draw:opacity="25%"/>
    </style:style>
    <style:style style:name="P18" style:family="paragraph">
      <loext:graphic-properties draw:fill="solid" draw:fill-color="#705eaa" draw:opacity="25%"/>
    </style:style>
    <style:style style:name="P19" style:family="paragraph">
      <loext:graphic-properties draw:fill="solid" draw:fill-color="#808080"/>
    </style:style>
    <style:style style:name="P20" style:family="paragraph">
      <loext:graphic-properties draw:fill="solid" draw:fill-color="#6abf71" draw:opacity="25%"/>
    </style:style>
    <style:style style:name="P21" style:family="paragraph">
      <loext:graphic-properties draw:fill="solid" draw:fill-color="#56b567" draw:opacity="25%"/>
    </style:style>
    <style:style style:name="P22" style:family="paragraph">
      <loext:graphic-properties draw:fill="solid" draw:fill-color="#43ac5e" draw:opacity="25%"/>
    </style:style>
    <style:style style:name="P23" style:family="paragraph">
      <loext:graphic-properties draw:fill="solid" draw:fill-color="#37a055" draw:opacity="25%"/>
    </style:style>
    <style:style style:name="P24" style:family="paragraph">
      <loext:graphic-properties draw:fill="solid" draw:fill-color="#2c944c" draw:opacity="25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303cm" svg:height="0.36cm" svg:x="6.3cm" svg:y="15.304cm" svg:viewBox="0 0 304 361" svg:d="M49 40v280h59c49 0 87-10 110-33s35-58 35-107c0-48-12-83-35-106-23-22-61-34-110-34zM0 0h101c69 0 122 15 154 44 33 29 49 74 49 136s-17 108-49 137c-33 29-85 44-154 44h-101z">
          <text:p/>
        </draw:path>
        <draw:path draw:style-name="gr1" draw:text-style-name="P1" draw:layer="layout" svg:width="0.044cm" svg:height="0.375cm" svg:x="6.679cm" svg:y="15.289cm" svg:viewBox="0 0 45 376" svg:d="M0 105h45v271h-45zM0 0h45v56h-45z">
          <text:p/>
        </draw:path>
        <draw:path draw:style-name="gr1" draw:text-style-name="P1" draw:layer="layout" svg:width="0.394cm" svg:height="0.276cm" svg:x="6.815cm" svg:y="15.388cm" svg:viewBox="0 0 395 277" svg:d="M212 58c11-20 25-34 40-44 15-9 34-14 55-14 27 0 49 10 64 29 16 20 24 48 24 84v164h-45v-162c0-26-5-45-14-58-9-12-23-19-42-19-23 0-41 8-54 24-14 15-20 36-20 62v153h-45v-162c0-26-5-45-13-58-10-12-24-19-43-19-23 0-42 8-55 24-14 15-20 36-20 62v153h-44v-271h44v42c10-16 22-28 38-36 13-8 30-12 50-12s36 5 50 15c14 9 24 24 30 43z">
          <text:p/>
        </draw:path>
        <draw:polygon draw:style-name="gr1" draw:text-style-name="P1" draw:layer="layout" svg:width="0.214cm" svg:height="0.36cm" svg:x="7.462cm" svg:y="15.304cm" svg:viewBox="0 0 215 361" draw:points="7,319 86,319 86,45 0,62 0,18 86,0 136,0 136,319 215,319 215,361 7,361">
          <text:p/>
        </draw:polygon>
        <draw:path draw:style-name="gr1" draw:text-style-name="P1" draw:layer="layout" svg:width="0.36cm" svg:height="0.303cm" svg:x="0.269cm" svg:y="10.416cm" svg:viewBox="0 0 361 304" svg:d="M40 255h281v-59c0-49-11-85-34-109-23-22-59-34-107-34-49 0-84 12-107 34-22 24-33 60-33 109zM0 304v-100c0-70 15-121 43-154 29-32 75-50 137-50s108 18 137 51c30 32 44 84 44 153v100z">
          <text:p/>
        </draw:path>
        <draw:path draw:style-name="gr1" draw:text-style-name="P1" draw:layer="layout" svg:width="0.375cm" svg:height="0.045cm" svg:x="0.254cm" svg:y="10.296cm" svg:viewBox="0 0 376 46" svg:d="M105 46v-46h271v46zM0 46v-46h56v46z">
          <text:p/>
        </draw:path>
        <draw:path draw:style-name="gr1" draw:text-style-name="P1" draw:layer="layout" svg:width="0.277cm" svg:height="0.394cm" svg:x="0.352cm" svg:y="9.811cm" svg:viewBox="0 0 278 395" svg:d="M59 182c-20-11-34-24-44-39-10-16-15-34-15-55 0-28 10-50 30-65s49-23 85-23h163v44h-162c-25 0-45 5-58 14-13 10-19 23-19 42 0 23 8 42 24 55 15 13 36 20 62 20h153v44h-162c-25 0-45 5-58 14-13 10-19 25-19 43 0 23 8 41 24 55 15 13 36 20 62 20h153v44h-271v-44h42c-17-10-29-23-37-37s-12-31-12-50c0-20 5-37 15-51s25-24 44-31z">
          <text:p/>
        </draw:path>
        <draw:path draw:style-name="gr1" draw:text-style-name="P1" draw:layer="layout" svg:width="0.367cm" svg:height="0.229cm" svg:x="0.262cm" svg:y="9.347cm" svg:viewBox="0 0 368 230" svg:d="M327 171v-171h41v230h-41c-19-18-46-44-78-76-32-31-53-53-62-61-18-16-32-27-45-33-12-6-24-9-36-9-19 0-34 7-46 20-12 14-19 31-19 54 0 15 3 31 8 48 6 17 14 35 25 54h-50c-8-19-14-38-18-54-4-17-6-33-6-47 0-38 10-68 29-90 18-23 43-34 74-34 15 0 29 3 42 8 13 6 29 16 47 31 5 4 18 16 41 38 22 22 53 53 94 92z">
          <text:p/>
        </draw:path>
        <draw:g>
          <draw:polygon draw:style-name="gr2" draw:text-style-name="P2" draw:layer="layout" svg:width="5.405cm" svg:height="8.073cm" svg:x="5.644cm" svg:y="5.873cm" svg:viewBox="0 0 5406 8074" draw:points="5406,559 5097,0 3829,421 1273,2246 751,3366 0,7595 321,8074">
            <text:p/>
          </draw:polygon>
          <draw:polygon draw:style-name="gr3" draw:text-style-name="P3" draw:layer="layout" svg:width="5.327cm" svg:height="1.778cm" svg:x="1.995cm" svg:y="9.392cm" svg:viewBox="0 0 5328 1779" draw:points="2981,0 584,921 17,1178 0,1296 8,1333 124,1676 195,1779 5298,680 5328,588 5263,482 4425,123">
            <text:p/>
          </draw:polygon>
          <draw:polygon draw:style-name="gr4" draw:text-style-name="P4" draw:layer="layout" svg:width="4.956cm" svg:height="1.546cm" svg:x="2.481cm" svg:y="8.508cm" svg:viewBox="0 0 4957 1547" draw:points="151,192 0,682 52,883 4719,1547 4848,1471 4957,1341 4563,1113 3375,447 2743,100 1822,13 1070,0">
            <text:p/>
          </draw:polygon>
          <draw:polygon draw:style-name="gr5" draw:text-style-name="P5" draw:layer="layout" svg:width="6.242cm" svg:height="7.2cm" svg:x="5.738cm" svg:y="6.992cm" svg:viewBox="0 0 6243 7201" draw:points="0,6846 403,7201 6243,247 6137,81 6079,21 5726,0 2981,345 1511,1219 1385,1624">
            <text:p/>
          </draw:polygon>
          <draw:polygon draw:style-name="gr6" draw:text-style-name="P6" draw:layer="layout" svg:width="4.078cm" svg:height="3.874cm" svg:x="3.32cm" svg:y="6.029cm" svg:viewBox="0 0 4079 3875" draw:points="463,0 215,44 10,247 0,337 917,1451 1574,2206 3575,3869 4032,3875 4079,3823 3993,3681 725,119">
            <text:p/>
          </draw:polygon>
          <draw:path draw:style-name="gr7" draw:text-style-name="P1" draw:layer="layout" svg:width="1.214cm" svg:height="0.698cm" svg:x="7.429cm" svg:y="8.704cm" svg:viewBox="0 0 1215 699" svg:d="M110 0h176c51 0 90 13 117 37s41 59 41 105c0 62-20 110-60 144-40 35-95 52-167 52h-96l-44 226h-77zM174 64l-41 211h96c43 0 77-11 100-33s34-54 34-95c0-26-7-47-23-61-16-15-38-22-66-22zM861 323l-47 241h-69l12-64c-20 25-43 44-69 57-26 12-55 18-87 18-36 0-66-11-89-33s-34-50-34-84c0-50 20-89 59-117 39-29 94-43 163-43h96l4-19c1-2 1-4 1-6 0-3 1-7 1-12 0-22-10-39-28-52-18-12-44-18-77-18-22 0-45 2-69 8s-48 15-74 26l13-64c26-10 51-17 76-22s49-7 73-7c50 0 88 11 114 32 26 22 39 53 39 94 0 9-1 18-2 30-2 11-3 23-6 35zM786 352h-69c-57 0-99 8-127 23-27 15-40 39-40 71 0 22 6 39 20 52 14 12 34 18 58 18 38 0 71-13 99-40s47-63 56-109zM1210 522l-33 169h-49l9-45c-14 18-30 31-48 40-19 8-39 13-61 13-25 0-46-8-62-23-16-16-24-36-24-60 0-34 14-62 41-82 28-20 66-30 114-30h67l3-13c1-1 1-3 1-4 0-2 0-4 0-8 0-16-6-28-19-37-13-8-31-13-54-13-16 0-32 2-48 6-17 4-34 11-52 19l9-45c18-7 36-12 53-16 18-3 35-5 51-5 35 0 62 8 80 23s27 37 27 66c0 6 0 13-1 20-1 8-2 16-4 25zM1157 542h-48c-40 0-69 6-89 16-19 11-28 27-28 50 0 15 5 27 14 36 10 9 24 13 41 13 26 0 49-9 69-28s33-44 39-76z">
            <text:p/>
          </draw:path>
          <draw:path draw:style-name="gr7" draw:text-style-name="P1" draw:layer="layout" svg:width="1.214cm" svg:height="0.685cm" svg:x="3.6cm" svg:y="9.963cm" svg:viewBox="0 0 1215 686" svg:d="M107 0h174c50 0 88 11 115 35 26 23 40 58 40 103 0 61-20 108-59 142s-94 51-165 51h-94l-43 222h-75zM171 61l-41 208h95c42 0 75-11 97-33 23-21 35-52 35-93 0-26-8-46-24-60-15-15-37-22-65-22zM846 316l-47 237h-68l13-63c-20 25-43 43-69 55-25 13-55 19-86 19-35 0-64-11-87-33-23-21-34-49-34-83 0-48 20-87 58-115 39-28 92-42 161-42h95l4-18c0-2 1-4 1-7 0-2 0-6 0-11 0-22-9-39-27-51s-43-18-75-18c-22 0-46 3-70 8-23 6-47 14-72 26l12-63c26-10 51-17 76-22s49-7 72-7c49 0 86 11 112 32 25 21 38 52 38 92 0 9-1 18-2 29s-3 23-5 35zM772 344h-68c-57 0-98 8-125 23s-40 38-40 69c0 22 6 39 20 51 14 13 33 19 57 19 38 0 70-13 98-40s46-62 55-106zM1166 500c0-25-6-45-17-59-12-14-27-21-48-21-14 0-28 3-41 11-13 7-24 17-34 31s-18 31-23 50c-6 19-9 38-9 57 0 23 6 42 17 56 11 13 27 20 47 20 15 0 29-3 41-10 13-7 25-18 34-31 10-15 18-31 24-50s9-37 9-54zM1018 431c12-16 26-28 44-37 18-10 36-14 56-14 29 0 53 10 71 30 17 20 26 47 26 81 0 29-5 56-15 82-11 26-25 50-44 70-13 14-27 25-43 32-17 7-34 11-52 11s-35-4-49-13c-13-9-25-22-33-40l-9 46h-48l79-405h48z">
            <text:p/>
          </draw:path>
          <draw:path draw:style-name="gr7" draw:text-style-name="P1" draw:layer="layout" svg:width="1.214cm" svg:height="0.7cm" svg:x="4.457cm" svg:y="8.866cm" svg:viewBox="0 0 1215 701" svg:d="M110 0h177c52 0 91 12 118 36s41 59 41 105c0 62-20 111-60 145-40 35-96 52-168 52h-97l-44 227h-77zM175 63l-41 212h96c44 0 77-11 100-33s35-54 35-96c0-26-8-47-24-61-15-15-37-22-66-22zM864 323l-47 242h-70l13-64c-21 25-44 44-70 57-26 12-55 18-87 18-36 0-66-11-89-33s-35-50-35-85c0-49 20-89 60-117 39-29 94-43 163-43h97l4-19c0-2 1-4 1-7 0-2 0-6 0-11 0-22-9-40-27-52-18-13-44-19-77-19-23 0-46 3-70 9-24 5-49 14-74 26l12-65c27-10 52-17 77-22 26-5 50-7 73-7 50 0 88 11 114 32 27 22 40 54 40 95 0 8-1 18-2 29-1 12-3 24-6 36zM789 352h-70c-57 0-99 8-127 23-27 15-41 39-41 71 0 22 7 40 21 52 14 13 34 19 58 19 38 0 71-13 100-41 28-27 47-63 56-108zM1215 407l-10 48c-11-8-24-15-37-19s-27-6-41-6c-15 0-30 3-44 8-14 6-26 13-36 23-15 16-27 34-35 55-8 20-13 42-13 64 0 27 7 47 21 60 13 13 33 20 60 20 14 0 28-2 43-6s31-10 48-18l-10 48c-14 6-28 10-43 13s-31 4-46 4c-40 0-71-9-92-29-22-20-32-48-32-85 0-31 5-60 16-86s28-49 51-70c14-14 32-24 52-32 20-7 42-11 65-11 14 0 28 2 41 5 14 3 28 8 42 14z">
            <text:p/>
          </draw:path>
          <draw:path draw:style-name="gr7" draw:text-style-name="P1" draw:layer="layout" svg:width="1.215cm" svg:height="0.671cm" svg:x="8.525cm" svg:y="8.61cm" svg:viewBox="0 0 1216 672" svg:d="M106 0h169c49 0 87 12 113 35 25 23 38 56 38 101 0 59-19 105-57 138-38 34-92 50-161 50h-92l-42 219h-74zM167 61l-39 203h92c42 0 74-11 96-32s33-52 33-91c0-26-7-45-22-59-16-14-37-21-64-21zM828 310l-46 233h-66l12-62c-20 24-42 42-67 54s-53 18-85 18c-34 0-62-10-85-32-22-21-33-48-33-81 0-48 19-86 57-113 38-28 91-42 157-42h93l4-17c0-2 1-5 1-7s0-6 0-10c0-22-8-39-26-51-17-12-42-18-74-18-21 0-44 3-67 9-24 5-47 14-71 25l11-62c26-9 51-16 75-21s48-7 70-7c48 0 84 10 109 31s38 51 38 91c0 8-1 17-2 28-1 10-3 22-5 34zM755 338h-66c-55 0-95 7-123 21-26 15-39 38-39 68 0 23 7 39 20 51 14 13 32 19 57 19 36 0 68-13 95-39 27-27 45-62 54-106zM1101 622c-13 16-27 29-44 37-18 9-36 13-57 13-29 0-51-10-68-29-16-20-24-46-24-80 0-28 5-55 15-80 10-26 24-49 43-70 13-13 27-23 42-30 16-7 33-11 50-11 18 0 34 5 48 14 14 8 25 21 33 37l30-154h47l-77 395h-47zM956 555c0 24 6 43 17 57s26 21 46 21c14 0 28-4 40-11 13-7 24-17 33-31 10-14 18-31 24-49 5-19 8-37 8-55 0-24-5-42-16-56-11-13-27-20-46-20-15 0-29 3-41 10-13 7-24 18-33 31-10 14-17 31-23 49-6 19-9 37-9 54z">
            <text:p/>
          </draw:path>
          <draw:path draw:style-name="gr7" draw:text-style-name="P1" draw:layer="layout" svg:width="1.214cm" svg:height="0.69cm" svg:x="4.503cm" svg:y="7.47cm" svg:viewBox="0 0 1215 691" svg:d="M109 0h174c51 0 89 12 116 36 27 23 40 58 40 103 0 62-20 109-59 143s-95 51-166 51h-95l-43 225h-76zM172 62l-40 209h95c42 0 75-11 98-32 23-22 34-54 34-94 0-27-7-47-23-61-15-15-37-22-65-22zM851 319l-47 239h-68l12-63c-20 25-43 43-69 56-25 12-54 18-86 18-35 0-64-11-87-32-23-22-34-50-34-85 0-49 19-88 58-116s93-42 161-42h96l3-19c1-2 1-4 2-6 0-3 0-6 0-11 0-23-9-40-27-52s-43-19-76-19c-22 0-45 3-69 9s-48 14-73 26l12-64c26-9 52-17 76-21 25-5 49-8 72-8 49 0 87 11 113 32 25 22 38 53 38 94 0 8 0 18-2 29-1 11-3 22-5 35zM777 347h-69c-56 0-98 8-125 23s-40 38-40 70c0 22 6 40 20 52 14 13 33 19 58 19 37 0 70-13 97-40 28-28 47-64 56-108zM1167 511c1-3 1-5 1-8 1-3 1-6 1-9 0-21-7-39-19-52-13-12-29-18-51-18-24 0-45 7-63 22-18 16-32 38-42 66zM1209 549h-224c-1 7-2 12-2 16 0 3 0 7 0 10 0 24 7 42 22 56 15 13 36 20 63 20 21 0 41-3 59-7 19-5 36-12 52-21l-9 47c-17 7-35 13-53 16-19 4-37 5-56 5-41 0-72-9-94-29-23-19-34-47-34-83 0-30 6-58 17-85 11-26 27-50 49-71 13-13 29-22 48-29s39-11 60-11c33 0 59 10 79 30 19 20 29 46 29 81 0 8 0 16-1 26-1 9-3 18-5 29z">
            <text:p/>
          </draw:path>
        </draw:g>
        <draw:line draw:style-name="gr8" draw:text-style-name="P7" draw:layer="layout" svg:x1="0.996cm" svg:y1="15.024cm" svg:x2="0.996cm" svg:y2="5.041cm">
          <text:p/>
        </draw:line>
        <draw:line draw:style-name="gr8" draw:text-style-name="P7" draw:layer="layout" svg:x1="12.978cm" svg:y1="15.024cm" svg:x2="12.978cm" svg:y2="5.041cm">
          <text:p/>
        </draw:line>
        <draw:line draw:style-name="gr8" draw:text-style-name="P7" draw:layer="layout" svg:x1="0.996cm" svg:y1="15.024cm" svg:x2="12.978cm" svg:y2="15.024cm">
          <text:p/>
        </draw:line>
        <draw:line draw:style-name="gr8" draw:text-style-name="P7" draw:layer="layout" svg:x1="0.996cm" svg:y1="5.041cm" svg:x2="12.978cm" svg:y2="5.041cm">
          <text:p/>
        </draw:line>
        <draw:path draw:style-name="gr1" draw:text-style-name="P1" draw:layer="layout" svg:width="0.199cm" svg:height="0.309cm" svg:x="5.732cm" svg:y="4.52cm" svg:viewBox="0 0 200 310" svg:d="M42 35v116h52c20 0 35-5 46-15s16-25 16-43c0-19-5-33-16-43s-26-15-46-15zM0 0h94c35 0 62 8 80 24 17 16 26 39 26 69s-9 53-26 69c-18 15-45 23-80 23h-52v125h-42z">
          <text:p/>
        </draw:path>
        <draw:path draw:style-name="gr1" draw:text-style-name="P1" draw:layer="layout" svg:width="0.135cm" svg:height="0.237cm" svg:x="5.977cm" svg:y="4.592cm" svg:viewBox="0 0 136 238" svg:d="M136 42c-4-3-8-4-14-6-5 0-10-1-16-1-22 0-38 7-50 21-11 14-17 34-17 60v122h-39v-233h39v37c8-15 18-25 31-32s28-10 47-10c3 0 5 0 9 0 3 1 6 1 10 2z">
          <text:p/>
        </draw:path>
        <draw:path draw:style-name="gr1" draw:text-style-name="P1" draw:layer="layout" svg:width="0.215cm" svg:height="0.242cm" svg:x="6.127cm" svg:y="4.592cm" svg:viewBox="0 0 216 243" svg:d="M216 112v19h-176c1 26 9 47 23 60 14 14 34 21 59 21 15 0 29-2 43-5 13-4 28-9 42-17v36c-14 6-29 11-43 13-15 3-29 4-44 4-37 0-66-10-88-31s-32-51-32-89c0-37 10-67 30-90 21-22 49-33 83-33 32 0 56 10 75 30 18 20 28 47 28 82zM176 101c0-21-6-38-17-50-11-13-27-19-45-19-21 0-38 6-51 18s-20 29-22 51z">
          <text:p/>
        </draw:path>
        <draw:path draw:style-name="gr1" draw:text-style-name="P1" draw:layer="layout" svg:width="0.207cm" svg:height="0.327cm" svg:x="6.387cm" svg:y="4.507cm" svg:viewBox="0 0 208 328" svg:d="M170 125v-125h38v323h-38v-35c-8 14-18 24-30 31-14 6-28 9-45 9-28 0-51-11-69-33-17-22-26-51-26-89 0-36 9-65 26-88 18-22 41-33 69-33 17 0 31 3 45 10 12 7 22 17 30 30zM40 206c0 28 5 51 17 67 11 16 27 24 47 24s37-8 49-24c11-16 17-39 17-67s-6-49-17-65c-12-16-29-24-49-24s-36 8-47 24c-12 16-17 37-17 65z">
          <text:p/>
        </draw:path>
        <draw:path draw:style-name="gr1" draw:text-style-name="P1" draw:layer="layout" svg:width="0.249cm" svg:height="0.319cm" svg:x="6.791cm" svg:y="4.515cm" svg:viewBox="0 0 250 320" svg:d="M250 29v44c-14-13-29-22-45-29s-33-10-51-10c-35 0-62 11-81 33-19 21-28 53-28 94 0 40 9 72 28 93 19 22 46 33 81 33 18 0 35-3 51-10s31-16 45-29v43c-15 10-30 18-47 22-16 5-33 7-51 7-47 0-84-14-111-42-28-28-41-67-41-117 0-51 13-90 41-118 27-29 64-43 111-43 18 0 36 2 52 7s32 12 46 22z">
          <text:p/>
        </draw:path>
        <draw:polygon draw:style-name="gr1" draw:text-style-name="P1" draw:layer="layout" svg:width="0.038cm" svg:height="0.322cm" svg:x="7.103cm" svg:y="4.507cm" svg:viewBox="0 0 39 323" draw:points="0,323 39,323 39,0 0,0">
          <text:p/>
        </draw:polygon>
        <draw:path draw:style-name="gr1" draw:text-style-name="P1" draw:layer="layout" svg:width="0.196cm" svg:height="0.242cm" svg:x="7.206cm" svg:y="4.592cm" svg:viewBox="0 0 197 243" svg:d="M121 121c-32 0-53 3-65 11-12 7-18 19-18 36 0 14 4 25 13 32 9 8 21 12 37 12 22 0 39-7 51-22 13-15 19-35 19-60v-9zM197 105v133h-39v-35c-8 14-19 24-32 31-13 6-30 9-49 9-23 0-42-6-56-19s-21-31-21-53c0-26 8-47 26-60s43-20 78-20h54v-4c0-17-5-31-17-41-11-9-27-14-49-14-14 0-26 2-39 5s-25 8-36 14v-35c13-5 27-9 40-12 13-2 26-4 39-4 34 0 59 9 76 26 16 17 25 44 25 79z">
          <text:p/>
        </draw:path>
        <draw:path draw:style-name="gr1" draw:text-style-name="P1" draw:layer="layout" svg:width="0.177cm" svg:height="0.242cm" svg:x="7.463cm" svg:y="4.592cm" svg:viewBox="0 0 178 243" svg:d="M166 12v36c-11-5-22-9-34-12s-24-4-36-4c-19 0-33 3-43 8-9 6-14 15-14 26 0 9 4 16 11 21 6 5 20 10 40 14l13 3c27 6 47 15 58 26s17 25 17 44c0 22-9 39-26 51-16 12-40 18-70 18-12 0-25-1-39-3-13-2-28-5-43-11v-39c14 8 29 13 42 17 14 3 28 5 41 5 18 0 32-3 42-9 9-6 14-15 14-26 0-10-4-18-11-24-6-5-22-11-45-16l-13-3c-24-5-42-13-52-24-11-10-16-24-16-42 0-22 7-39 23-50 16-12 38-18 67-18 14 0 27 1 39 3 13 2 24 5 35 9z">
          <text:p/>
        </draw:path>
        <draw:path draw:style-name="gr1" draw:text-style-name="P1" draw:layer="layout" svg:width="0.177cm" svg:height="0.242cm" svg:x="7.683cm" svg:y="4.592cm" svg:viewBox="0 0 178 243" svg:d="M166 12v36c-11-5-23-9-34-12-12-3-24-4-36-4-19 0-34 3-43 8-9 6-14 15-14 26 0 9 3 16 10 21s20 10 41 14l13 3c27 6 46 15 59 26 11 11 16 25 16 44 0 22-8 39-25 51-18 12-42 18-71 18-13 0-26-1-39-3-14-2-28-5-43-11v-39c14 8 28 13 42 17 14 3 27 5 41 5 17 0 31-3 41-9 9-6 15-15 15-26 0-10-4-18-11-24-7-5-22-11-46-16l-13-3c-24-5-41-13-51-24-11-10-16-24-16-42 0-22 8-39 23-50 15-12 37-18 66-18 14 0 27 1 40 3 12 2 25 5 35 9z">
          <text:p/>
        </draw:path>
        <draw:polygon draw:style-name="gr1" draw:text-style-name="P1" draw:layer="layout" svg:width="0.184cm" svg:height="0.309cm" svg:x="8.062cm" svg:y="4.52cm" svg:viewBox="0 0 185 310" draw:points="6,275 74,275 74,38 0,53 0,15 74,0 117,0 117,275 185,275 185,310 6,310">
          <text:p/>
        </draw:polygon>
        <draw:polygon draw:style-name="gr9" draw:text-style-name="P8" draw:layer="layout" svg:width="11.982cm" svg:height="10.531cm" svg:x="15.375cm" svg:y="4.767cm" svg:viewBox="0 0 11983 10532" draw:points="0,10532 11983,10532 11983,0 0,0">
          <text:p/>
        </draw:polygon>
        <draw:polygon draw:style-name="gr10" draw:text-style-name="P9" draw:layer="layout" svg:width="9.985cm" svg:height="8.775cm" svg:x="16.373cm" svg:y="5.645cm" svg:viewBox="0 0 9986 8776" draw:points="2223,3136 0,7604 2,7985 1111,8776 1723,8528 9897,1324 9986,1031 8958,0 7266,450">
          <text:p/>
        </draw:polygon>
        <draw:path draw:style-name="gr1" draw:text-style-name="P1" draw:layer="layout" svg:width="0.303cm" svg:height="0.36cm" svg:x="20.679cm" svg:y="15.578cm" svg:viewBox="0 0 304 361" svg:d="M50 40v281h59c49 0 86-11 109-34s34-58 34-106c0-49-11-84-34-108-23-22-60-33-109-33zM0 0h101c70 0 121 15 154 43 32 29 49 76 49 138s-17 107-50 136c-32 29-84 44-153 44h-101z">
          <text:p/>
        </draw:path>
        <draw:path draw:style-name="gr1" draw:text-style-name="P1" draw:layer="layout" svg:width="0.045cm" svg:height="0.377cm" svg:x="21.057cm" svg:y="15.562cm" svg:viewBox="0 0 46 378" svg:d="M0 107h46v271h-46zM0 0h46v58h-46z">
          <text:p/>
        </draw:path>
        <draw:path draw:style-name="gr1" draw:text-style-name="P1" draw:layer="layout" svg:width="0.394cm" svg:height="0.277cm" svg:x="21.193cm" svg:y="15.661cm" svg:viewBox="0 0 395 278" svg:d="M212 59c11-20 24-35 40-44 15-10 34-15 55-15 28 0 50 10 65 30s23 48 23 84v164h-44v-163c0-25-5-45-14-57-9-13-23-19-42-19-24 0-42 8-56 23-13 15-20 36-20 62v154h-44v-163c0-25-5-45-14-57-9-13-24-19-42-19-23 0-41 8-55 23-13 15-19 36-19 62v154h-45v-271h45v42c10-17 22-29 36-37s31-12 51-12c19 0 36 5 49 15 14 10 24 25 31 44z">
          <text:p/>
        </draw:path>
        <draw:polygon draw:style-name="gr1" draw:text-style-name="P1" draw:layer="layout" svg:width="0.214cm" svg:height="0.36cm" svg:x="21.841cm" svg:y="15.578cm" svg:viewBox="0 0 215 361" draw:points="7,320 86,320 86,44 0,61 0,17 86,0 135,0 135,320 215,320 215,361 7,361">
          <text:p/>
        </draw:polygon>
        <draw:path draw:style-name="gr1" draw:text-style-name="P1" draw:layer="layout" svg:width="0.36cm" svg:height="0.303cm" svg:x="14.647cm" svg:y="10.416cm" svg:viewBox="0 0 361 304" svg:d="M40 255h281v-59c0-49-10-85-34-109-23-22-58-34-107-34-48 0-83 12-106 34-22 24-34 60-34 109zM0 304v-100c0-70 15-121 44-154 29-32 74-50 136-50s108 18 138 51c29 32 43 84 43 153v100z">
          <text:p/>
        </draw:path>
        <draw:path draw:style-name="gr1" draw:text-style-name="P1" draw:layer="layout" svg:width="0.375cm" svg:height="0.045cm" svg:x="14.632cm" svg:y="10.296cm" svg:viewBox="0 0 376 46" svg:d="M105 46v-46h271v46zM0 46v-46h56v46z">
          <text:p/>
        </draw:path>
        <draw:path draw:style-name="gr1" draw:text-style-name="P1" draw:layer="layout" svg:width="0.276cm" svg:height="0.394cm" svg:x="14.731cm" svg:y="9.811cm" svg:viewBox="0 0 277 395" svg:d="M59 182c-20-11-35-24-45-39-9-16-14-34-14-55 0-28 10-50 30-65s48-23 85-23h162v44h-161c-26 0-45 5-58 14-12 10-19 23-19 42 0 23 8 42 24 55 15 13 36 20 62 20h152v44h-161c-26 0-45 5-58 14-12 10-19 25-19 43 0 23 8 41 24 55 15 13 36 20 62 20h152v44h-271v-44h43c-17-10-29-23-37-37s-12-31-12-50c0-20 5-37 15-51s25-24 44-31z">
          <text:p/>
        </draw:path>
        <draw:path draw:style-name="gr1" draw:text-style-name="P1" draw:layer="layout" svg:width="0.366cm" svg:height="0.229cm" svg:x="14.641cm" svg:y="9.347cm" svg:viewBox="0 0 367 230" svg:d="M326 171v-171h41v230h-41c-18-18-44-44-77-76-32-31-52-53-62-61-18-16-33-27-45-33s-24-9-36-9c-19 0-35 7-47 20-12 14-18 31-18 54 0 15 3 31 8 48s13 35 24 54h-49c-8-19-14-38-18-54-4-17-6-33-6-47 0-38 9-68 28-90 19-23 44-34 75-34 15 0 29 3 42 8 13 6 29 16 48 31 5 4 18 16 40 38s53 53 93 92z">
          <text:p/>
        </draw:path>
        <draw:path draw:style-name="gr7" draw:text-style-name="P1" draw:layer="layout" svg:width="1.217cm" svg:height="0.605cm" svg:x="20.347cm" svg:y="9.657cm" svg:viewBox="0 0 1218 606" svg:d="M92 20h148c43 0 76 10 98 30 23 20 34 49 34 88 0 52-16 92-50 121-33 29-80 43-140 43h-81l-37 191h-64zM146 72l-34 178h80c36 0 64-10 84-28 19-19 29-45 29-80 0-22-7-39-20-51-13-13-32-19-56-19zM538 503c-41 0-74-13-98-39-25-26-37-61-37-105 0-26 5-53 13-80 8-26 19-49 32-67 21-28 45-49 70-63 26-13 55-20 88-20 40 0 73 13 97 38 25 25 38 58 38 98 0 28-4 56-13 85-8 28-19 51-32 70-21 28-44 49-70 62-25 14-55 21-88 21zM464 357c0 32 7 56 20 72s34 24 61 24c39 0 71-17 97-51s38-78 38-131c0-30-6-53-20-69s-34-23-61-23c-22 0-41 5-58 15s-33 26-46 47c-10 15-18 33-23 53s-8 42-8 63zM889 0h58l-14 73h-58zM863 138h58l-70 355h-58zM1176 448c0-21-4-38-14-50s-24-18-41-18c-13 0-24 3-35 9s-21 15-29 27c-9 12-15 26-20 42s-8 33-8 49c0 20 5 36 15 48 9 11 23 17 40 17 13 0 24-3 35-9s21-15 29-26c9-12 16-27 21-43s7-31 7-46zM1050 389c10-13 22-24 37-32 16-8 31-11 48-11 25 0 46 8 61 25s22 41 22 70c0 24-4 47-13 70-9 22-21 42-38 59-10 12-23 21-36 27-14 6-29 9-44 9-16 0-30-3-42-11-12-7-21-18-29-33l-7 38h-41l67-346h41z">
          <text:p/>
        </draw:path>
        <draw:line draw:style-name="gr8" draw:text-style-name="P7" draw:layer="layout" svg:x1="15.375cm" svg:y1="15.298cm" svg:x2="15.375cm" svg:y2="4.767cm">
          <text:p/>
        </draw:line>
        <draw:line draw:style-name="gr8" draw:text-style-name="P7" draw:layer="layout" svg:x1="27.357cm" svg:y1="15.298cm" svg:x2="27.357cm" svg:y2="4.767cm">
          <text:p/>
        </draw:line>
        <draw:line draw:style-name="gr8" draw:text-style-name="P7" draw:layer="layout" svg:x1="15.375cm" svg:y1="15.298cm" svg:x2="27.357cm" svg:y2="15.298cm">
          <text:p/>
        </draw:line>
        <draw:line draw:style-name="gr8" draw:text-style-name="P7" draw:layer="layout" svg:x1="15.375cm" svg:y1="4.767cm" svg:x2="27.357cm" svg:y2="4.767cm">
          <text:p/>
        </draw:line>
        <draw:path draw:style-name="gr1" draw:text-style-name="P1" draw:layer="layout" svg:width="0.2cm" svg:height="0.308cm" svg:x="20.11cm" svg:y="4.247cm" svg:viewBox="0 0 201 309" svg:d="M42 34v116h54c19 0 34-4 45-15 10-10 16-24 16-43 0-18-6-32-16-43-11-10-26-15-45-15zM0 0h96c34 0 60 8 78 24 18 15 27 38 27 68 0 31-9 54-27 69-18 16-44 23-78 23h-54v125h-42z">
          <text:p/>
        </draw:path>
        <draw:path draw:style-name="gr1" draw:text-style-name="P1" draw:layer="layout" svg:width="0.135cm" svg:height="0.237cm" svg:x="20.356cm" svg:y="4.318cm" svg:viewBox="0 0 136 238" svg:d="M136 41c-4-2-9-4-14-5s-11-2-16-2c-23 0-40 7-51 21-12 15-17 35-17 62v121h-38v-232h38v36c7-14 18-25 31-31 12-7 29-11 48-11 2 0 5 1 8 1s7 1 11 2z">
          <text:p/>
        </draw:path>
        <draw:path draw:style-name="gr1" draw:text-style-name="P1" draw:layer="layout" svg:width="0.214cm" svg:height="0.243cm" svg:x="20.506cm" svg:y="4.318cm" svg:viewBox="0 0 215 244" svg:d="M215 112v19h-176c2 26 10 47 24 61 14 13 33 20 59 20 14 0 30-1 43-5 14-3 28-9 41-16v36c-13 6-27 10-42 13-14 2-30 4-44 4-38 0-67-11-88-32-22-21-32-50-32-88s10-68 30-90 48-34 83-34c31 0 57 11 75 30 18 21 27 48 27 82zM177 101c0-21-6-37-17-50-12-12-28-18-47-18-21 0-38 6-50 18-13 12-21 29-22 50z">
          <text:p/>
        </draw:path>
        <draw:path draw:style-name="gr1" draw:text-style-name="P1" draw:layer="layout" svg:width="0.207cm" svg:height="0.327cm" svg:x="20.766cm" svg:y="4.234cm" svg:viewBox="0 0 208 328" svg:d="M170 125v-125h38v322h-38v-34c-8 14-18 24-31 30-12 7-26 10-43 10-28 0-51-11-70-33-18-22-26-52-26-88 0-37 8-67 26-89 19-22 42-34 70-34 17 0 31 4 43 11 13 6 23 17 31 30zM40 207c0 28 6 50 17 66 12 16 27 24 48 24 20 0 36-8 47-24 12-16 18-38 18-66 0-29-6-51-18-67-11-16-27-24-47-24-21 0-36 8-48 24-11 16-17 38-17 67z">
          <text:p/>
        </draw:path>
        <draw:path draw:style-name="gr1" draw:text-style-name="P1" draw:layer="layout" svg:width="0.249cm" svg:height="0.32cm" svg:x="21.17cm" svg:y="4.241cm" svg:viewBox="0 0 250 321" svg:d="M250 30v45c-15-14-30-24-46-31-16-6-32-9-50-9-36 0-63 11-81 33-19 22-28 53-28 93 0 41 9 72 28 94 18 22 45 32 81 32 18 0 34-3 50-10 16-6 31-16 46-29v44c-15 10-31 17-47 22-16 4-33 7-52 7-46 0-83-14-110-42-28-29-41-68-41-118 0-49 13-88 41-118 27-28 64-43 110-43 19 0 36 3 52 8 17 5 32 12 47 22z">
          <text:p/>
        </draw:path>
        <draw:polygon draw:style-name="gr1" draw:text-style-name="P1" draw:layer="layout" svg:width="0.038cm" svg:height="0.321cm" svg:x="21.481cm" svg:y="4.234cm" svg:viewBox="0 0 39 322" draw:points="0,322 39,322 39,0 0,0">
          <text:p/>
        </draw:polygon>
        <draw:path draw:style-name="gr1" draw:text-style-name="P1" draw:layer="layout" svg:width="0.195cm" svg:height="0.243cm" svg:x="21.585cm" svg:y="4.318cm" svg:viewBox="0 0 196 244" svg:d="M119 121c-31 0-52 4-64 11-11 7-17 19-17 37 0 13 4 24 13 32s21 12 36 12c21 0 38-8 51-23s19-35 19-60v-9zM196 105v133h-39v-35c-9 15-20 25-33 31-12 7-28 10-47 10-24 0-43-6-57-19-14-14-20-31-20-54 0-27 8-46 26-60 17-13 43-20 78-20h53v-3c0-18-6-31-17-41-12-9-28-14-49-14-13 0-26 1-39 5-12 3-24 8-35 14v-35c13-6 27-10 40-12 13-3 26-5 38-5 34 0 59 9 76 27 17 17 25 43 25 78z">
          <text:p/>
        </draw:path>
        <draw:path draw:style-name="gr1" draw:text-style-name="P1" draw:layer="layout" svg:width="0.176cm" svg:height="0.243cm" svg:x="21.842cm" svg:y="4.318cm" svg:viewBox="0 0 177 244" svg:d="M165 13v36c-11-5-22-10-33-13-12-2-24-4-36-4-19 0-35 3-44 9s-14 14-14 26c0 9 3 16 10 21s21 10 42 14l13 3c27 6 46 14 58 25 11 10 16 25 16 45 0 21-8 38-25 50-17 13-41 19-70 19-14 0-27-1-40-3-14-3-28-6-42-11v-39c14 7 27 13 41 16 14 4 27 6 42 6 17 0 31-3 41-9 9-6 15-15 15-26s-4-20-11-25c-7-6-22-11-46-16l-14-3c-24-5-41-13-51-23-11-10-16-24-16-42 0-22 8-39 23-51s37-18 67-18c14 0 27 2 40 4 12 2 24 5 34 9z">
          <text:p/>
        </draw:path>
        <draw:path draw:style-name="gr1" draw:text-style-name="P1" draw:layer="layout" svg:width="0.177cm" svg:height="0.243cm" svg:x="22.062cm" svg:y="4.318cm" svg:viewBox="0 0 178 244" svg:d="M166 13v36c-11-5-22-10-34-13-12-2-23-4-36-4-19 0-33 3-42 9-10 6-14 14-14 26 0 9 3 16 10 21s20 10 40 14l14 3c27 6 46 14 57 25 11 10 17 25 17 45 0 21-8 38-25 50-17 13-41 19-71 19-12 0-25-1-39-3-13-3-28-6-43-11v-39c14 7 29 13 43 16 13 4 27 6 40 6 18 0 32-3 42-9 9-6 14-15 14-26s-4-20-10-25c-7-6-22-11-46-16l-13-3c-24-5-41-13-53-23-10-10-15-24-15-42 0-22 7-39 23-51s38-18 67-18c14 0 27 2 39 4 13 2 24 5 35 9z">
          <text:p/>
        </draw:path>
        <draw:path draw:style-name="gr1" draw:text-style-name="P1" draw:layer="layout" svg:width="0.196cm" svg:height="0.314cm" svg:x="22.425cm" svg:y="4.241cm" svg:viewBox="0 0 197 315" svg:d="M52 279h145v36h-197v-36c16-16 39-38 66-66 27-27 45-45 52-53 13-15 23-28 28-38s8-21 8-31c0-16-6-30-18-40-11-10-26-15-45-15-13 0-27 2-41 6-14 5-30 12-48 21v-42c18-7 34-12 48-16 15-3 28-5 41-5 31 0 57 8 76 25 19 16 29 37 29 63 0 13-3 25-8 36-4 12-13 25-25 41-4 4-15 15-33 34-19 19-45 46-78 80z">
          <text:p/>
        </draw:path>
        <draw:path draw:style-name="gr1" draw:text-style-name="P1" draw:layer="layout" svg:width="0.302cm" svg:height="0.36cm" svg:x="35.058cm" svg:y="16.535cm" svg:viewBox="0 0 303 361" svg:d="M49 40v281h58c51 0 87-10 110-33s35-58 35-108c0-48-12-83-35-106-23-22-59-34-110-34zM0 0h100c71 0 122 15 154 44 33 29 49 74 49 136 0 63-16 109-49 138s-84 43-154 43h-100z">
          <text:p/>
        </draw:path>
        <draw:path draw:style-name="gr1" draw:text-style-name="P1" draw:layer="layout" svg:width="0.044cm" svg:height="0.375cm" svg:x="35.436cm" svg:y="16.52cm" svg:viewBox="0 0 45 376" svg:d="M0 105h45v271h-45zM0 0h45v56h-45z">
          <text:p/>
        </draw:path>
        <draw:path draw:style-name="gr1" draw:text-style-name="P1" draw:layer="layout" svg:width="0.394cm" svg:height="0.276cm" svg:x="35.572cm" svg:y="16.619cm" svg:viewBox="0 0 395 277" svg:d="M213 58c11-20 24-34 39-44 15-9 34-14 55-14 28 0 49 10 65 30 15 19 23 47 23 84v163h-45v-161c0-26-4-46-13-59-10-12-24-19-42-19-24 0-42 8-55 24-14 15-20 37-20 63v152h-44v-161c0-26-5-46-14-59-10-12-24-19-43-19-22 0-42 8-55 24-13 15-20 37-20 63v152h-44v-271h44v42c10-16 22-28 37-36s31-12 51-12 36 5 50 15 24 24 31 43z">
          <text:p/>
        </draw:path>
        <draw:polygon draw:style-name="gr1" draw:text-style-name="P1" draw:layer="layout" svg:width="0.215cm" svg:height="0.36cm" svg:x="36.219cm" svg:y="16.535cm" svg:viewBox="0 0 216 361" draw:points="7,320 88,320 88,45 0,62 0,18 87,0 136,0 136,320 216,320 216,361 7,361">
          <text:p/>
        </draw:polygon>
        <draw:path draw:style-name="gr1" draw:text-style-name="P1" draw:layer="layout" svg:width="0.36cm" svg:height="0.303cm" svg:x="29.452cm" svg:y="10.416cm" svg:viewBox="0 0 361 304" svg:d="M40 255h281v-59c0-49-11-85-33-109-23-22-60-34-108-34s-83 12-106 34c-22 24-34 60-34 109zM0 304v-100c0-70 15-121 44-154 29-32 74-50 136-50s109 18 138 51c29 32 43 84 43 153v100z">
          <text:p/>
        </draw:path>
        <draw:path draw:style-name="gr1" draw:text-style-name="P1" draw:layer="layout" svg:width="0.375cm" svg:height="0.045cm" svg:x="29.437cm" svg:y="10.296cm" svg:viewBox="0 0 376 46" svg:d="M106 46v-46h270v46zM0 46v-46h57v46z">
          <text:p/>
        </draw:path>
        <draw:path draw:style-name="gr1" draw:text-style-name="P1" draw:layer="layout" svg:width="0.276cm" svg:height="0.394cm" svg:x="29.536cm" svg:y="9.811cm" svg:viewBox="0 0 277 395" svg:d="M58 182c-20-11-34-24-44-39-9-16-14-34-14-55 0-28 10-50 29-65 20-15 48-23 84-23h164v44h-162c-26 0-45 5-58 14-12 10-19 23-19 42 0 23 8 42 23 55 16 13 36 20 63 20h153v44h-162c-26 0-45 5-58 14-12 10-19 25-19 43 0 23 8 41 23 55 16 13 36 20 63 20h153v44h-271v-44h42c-16-10-29-23-36-37-8-14-12-31-12-50 0-20 5-37 15-51 9-14 24-24 43-31z">
          <text:p/>
        </draw:path>
        <draw:path draw:style-name="gr1" draw:text-style-name="P1" draw:layer="layout" svg:width="0.366cm" svg:height="0.229cm" svg:x="29.446cm" svg:y="9.347cm" svg:viewBox="0 0 367 230" svg:d="M326 171v-171h41v230h-41c-18-18-44-44-77-76-32-31-53-53-62-61-17-16-32-27-44-33s-25-9-36-9c-19 0-35 7-47 20-12 14-18 31-18 54 0 15 3 31 8 48s13 35 24 54h-49c-9-19-15-38-19-54-4-17-6-33-6-47 0-38 9-68 29-90 19-23 43-34 75-34 14 0 29 3 42 8 13 6 29 16 46 31 5 4 19 16 41 38s53 53 93 92z">
          <text:p/>
        </draw:path>
        <draw:g>
          <draw:polygon draw:style-name="gr11" draw:text-style-name="P10" draw:layer="layout" svg:width="2.001cm" svg:height="5.345cm" svg:x="34.8cm" svg:y="4.847cm" svg:viewBox="0 0 2002 5346" draw:points="1201,5346 2002,81 1782,7 1483,0 540,2217 0,3971 947,5261 1114,5342">
            <text:p/>
          </draw:polygon>
          <draw:polygon draw:style-name="gr12" draw:text-style-name="P11" draw:layer="layout" svg:width="3.213cm" svg:height="5.065cm" svg:x="32.581cm" svg:y="10.153cm" svg:viewBox="0 0 3214 5066" draw:points="867,4903 3214,509 3048,224 2544,0 1833,285 0,4348 160,4909 364,5066">
            <text:p/>
          </draw:polygon>
          <draw:polygon draw:style-name="gr13" draw:text-style-name="P12" draw:layer="layout" svg:width="1.987cm" svg:height="4.08cm" svg:x="35.605cm" svg:y="11.116cm" svg:viewBox="0 0 1988 4081" draw:points="1988,3640 516,0 373,41 0,334 464,2572 864,3762 1228,4042 1389,4070 1496,4076 1595,4081 1931,3819">
            <text:p/>
          </draw:polygon>
          <draw:polygon draw:style-name="gr14" draw:text-style-name="P13" draw:layer="layout" svg:width="1.308cm" svg:height="5.04cm" svg:x="34.625cm" svg:y="5.157cm" svg:viewBox="0 0 1309 5041" draw:points="803,34 400,0 285,26 260,199 162,1131 0,4587 1208,5040 1309,5041 1186,3682">
            <text:p/>
          </draw:polygon>
          <draw:polygon draw:style-name="gr15" draw:text-style-name="P14" draw:layer="layout" svg:width="4.731cm" svg:height="2.586cm" svg:x="31.107cm" svg:y="7.731cm" svg:viewBox="0 0 4732 2587" draw:points="137,0 0,484 29,640 2658,2084 4620,2573 4681,2587 4732,2551 3850,1131 3277,453">
            <text:p/>
          </draw:polygon>
          <draw:polygon draw:style-name="gr16" draw:text-style-name="P15" draw:layer="layout" svg:width="3.704cm" svg:height="2.324cm" svg:x="36.678cm" svg:y="10.385cm" svg:viewBox="0 0 3705 2325" draw:points="0,369 37,462 3356,2325 3597,1794 3676,1419 3705,1007 2462,466 740,0 29,205">
            <text:p/>
          </draw:polygon>
          <draw:polygon draw:style-name="gr17" draw:text-style-name="P16" draw:layer="layout" svg:width="5.036cm" svg:height="8.057cm" svg:x="33.577cm" svg:y="5.745cm" svg:viewBox="0 0 5037 8058" draw:points="0,8058 2525,4414 5037,732 4856,188 4380,0 4106,170 2940,1205 2416,1846 2224,2228">
            <text:p/>
          </draw:polygon>
          <draw:polygon draw:style-name="gr18" draw:text-style-name="P17" draw:layer="layout" svg:width="3.308cm" svg:height="3.321cm" svg:x="36.478cm" svg:y="10.812cm" svg:viewBox="0 0 3309 3322" draw:points="1025,2838 1747,3322 2377,3121 3074,2624 3309,2311 2814,1782 116,0 70,16 10,206 0,338 13,536 21,565">
            <text:p/>
          </draw:polygon>
          <draw:polygon draw:style-name="gr19" draw:text-style-name="P18" draw:layer="layout" svg:width="2.157cm" svg:height="3.477cm" svg:x="35.996cm" svg:y="11.181cm" svg:viewBox="0 0 2158 3478" draw:points="2158,3142 563,174 126,0 0,731 163,1310 914,2620 1403,3458 1544,3478 1843,3433">
            <text:p/>
          </draw:polygon>
          <draw:path draw:style-name="gr7" draw:text-style-name="P1" draw:layer="layout" svg:width="1.205cm" svg:height="0.986cm" svg:x="35.345cm" svg:y="7.132cm" svg:viewBox="0 0 1206 987" svg:d="M155 0h146l220 683 133-683h105l-155 797h-146l-219-688-134 688h-105zM1199 737l-47 239h-69l13-63c-20 24-43 43-69 55-26 13-54 19-86 19-35 0-65-11-87-33-23-22-34-50-34-84 0-48 19-87 58-115 39-29 93-43 161-43h95l4-18c1-2 1-4 1-7 1-2 1-6 1-11 0-22-9-39-27-51-18-13-44-19-76-19-23 0-46 3-69 9-24 5-48 14-73 25l12-63c26-10 51-17 76-22s49-7 72-7c49 0 87 11 112 32 26 21 39 52 39 93 0 9 0 18-2 29-1 11-3 23-5 35zM1124 766h-68c-56 0-98 7-125 22s-41 39-41 70c0 22 7 39 21 52 14 12 33 19 57 19 38 0 70-14 98-41 28-26 46-62 55-107z">
            <text:p/>
          </draw:path>
          <draw:path draw:style-name="gr7" draw:text-style-name="P1" draw:layer="layout" svg:width="1.206cm" svg:height="0.962cm" svg:x="33.495cm" svg:y="12.202cm" svg:viewBox="0 0 1207 963" svg:d="M152 0h141l215 666 130-666h102l-151 777h-142l-214-670-130 670h-103zM1139 702c0-35-8-62-24-82s-39-30-67-30c-21 0-40 5-58 15s-34 25-47 44c-14 20-25 43-34 70-8 27-12 53-12 81 0 33 8 59 24 78s38 29 66 29c21 0 40-5 58-15s34-24 48-43c14-20 25-43 33-71 9-26 13-51 13-76zM931 606c16-23 37-40 62-53s51-19 78-19c42 0 75 14 100 42 24 28 36 66 36 114 0 40-7 78-21 116-15 37-35 70-62 98-17 19-37 34-60 44s-47 15-72 15c-27 0-49-6-69-18-19-12-35-30-48-54l-12 62h-67l111-568h67z">
            <text:p/>
          </draw:path>
          <draw:path draw:style-name="gr7" draw:text-style-name="P1" draw:layer="layout" svg:width="1.206cm" svg:height="0.993cm" svg:x="36.093cm" svg:y="13.386cm" svg:viewBox="0 0 1207 994" svg:d="M157 0h146l221 688 134-688h107l-158 802h-146l-221-691-134 691h-106zM1207 578l-14 68c-17-12-34-21-53-27s-38-9-58-9c-22 0-43 4-63 12s-37 19-50 33c-22 22-38 48-50 77s-18 59-18 91c0 38 10 66 29 84 18 19 47 28 86 28 19 0 39-3 60-9 22-5 44-14 67-25l-13 68c-20 8-40 14-61 18-22 5-43 7-66 7-55 0-98-14-128-42-31-28-46-68-46-120 0-43 8-84 24-120 16-37 39-70 70-99 21-20 45-35 74-46 28-10 59-15 92-15 20 0 39 2 59 6 19 5 39 11 59 20z">
            <text:p/>
          </draw:path>
          <draw:path draw:style-name="gr7" draw:text-style-name="P1" draw:layer="layout" svg:width="1.207cm" svg:height="0.932cm" svg:x="34.658cm" svg:y="6.884cm" svg:viewBox="0 0 1208 933" svg:d="M147 0h137l208 646 126-646h99l-147 754h-137l-207-651-126 651h-100zM1048 864c-17 23-38 40-62 52-23 11-50 17-80 17-39 0-71-13-93-40-23-27-35-64-35-111 0-39 7-76 21-112 14-35 34-67 60-95 18-18 37-32 59-42 23-10 46-15 70-15 26 0 48 6 67 19 20 12 35 29 45 52l43-215h65l-107 549h-65zM846 771c0 34 7 60 23 79 15 19 37 29 65 29 20 0 39-5 56-15 17-9 33-24 46-43 14-20 25-43 33-68 8-26 12-52 12-77 0-33-8-58-23-77-16-18-37-27-64-27-21 0-40 5-57 14-19 10-34 24-47 42-13 19-24 42-32 68s-12 51-12 75z">
            <text:p/>
          </draw:path>
          <draw:path draw:style-name="gr7" draw:text-style-name="P1" draw:layer="layout" svg:width="1.206cm" svg:height="0.972cm" svg:x="33.183cm" svg:y="8.634cm" svg:viewBox="0 0 1207 973" svg:d="M153 0h143l216 673 132-673h103l-153 785h-143l-216-677-131 677h-104zM1138 719c1-4 2-8 2-12s0-8 0-13c0-29-8-53-26-70-17-18-41-27-71-27-34 0-64 11-89 32-26 21-46 52-59 91zM1198 772h-316c-1 9-2 17-3 22 0 6 0 10 0 14 0 34 10 61 31 79 21 19 51 28 89 28 29 0 57-3 83-10 27-6 51-16 74-29l-13 67c-25 10-50 17-76 22-25 5-52 8-78 8-58 0-101-14-132-41-31-28-46-67-46-117 0-43 7-83 23-120 15-36 37-69 67-98 19-19 42-33 68-43 27-10 55-15 84-15 47 0 84 14 112 42 28 29 42 66 42 113 0 12-1 24-2 37-2 13-4 26-7 41z">
            <text:p/>
          </draw:path>
          <draw:polygon draw:style-name="gr20" draw:text-style-name="P19" draw:layer="layout" svg:width="0.529cm" svg:height="0.529cm" svg:x="39.647cm" svg:y="10.126cm" svg:viewBox="0 0 530 530" draw:points="177,530 354,530 354,354 530,354 530,176 354,176 354,0 177,0 177,176 0,176 0,354 177,354">
            <text:p/>
          </draw:polygon>
          <draw:path draw:style-name="gr7" draw:text-style-name="P1" draw:layer="layout" svg:width="1.218cm" svg:height="0.615cm" svg:x="38.033cm" svg:y="10.971cm" svg:viewBox="0 0 1219 616" svg:d="M94 20h150c44 0 78 10 101 31 23 20 35 50 35 89 0 53-17 94-51 123-35 30-83 44-144 44h-82l-37 194h-66zM149 74l-35 180h82c36 0 65-10 84-28 20-19 31-46 31-81 0-23-7-40-21-53-13-12-32-18-56-18zM548 510c-42 0-76-13-100-39-25-26-37-61-37-107 0-26 4-53 13-80 8-27 19-50 33-68 21-29 45-50 71-64s55-21 88-21c41 0 74 13 100 39 25 25 37 58 37 100 0 28-4 57-12 85-9 28-19 53-33 71-21 29-45 50-71 64s-56 20-89 20zM472 362c0 33 7 58 21 74 13 16 34 24 62 24 39 0 72-17 98-52s39-79 39-132c0-31-7-55-21-71-14-15-34-23-61-23-22 0-42 5-59 15-18 11-33 26-47 48-10 15-18 34-23 54-6 20-9 41-9 63zM904 0h59l-14 75h-59zM877 140h59l-70 361h-59zM1214 465l-28 144h-42l8-38c-12 15-26 26-41 34-16 7-33 11-52 11-22 0-39-7-53-20s-21-30-21-51c0-29 12-52 36-69 23-17 55-26 97-26h57l3-11c0-1 0-3 0-4s1-4 1-7c0-13-6-23-17-31-11-7-26-12-46-12-13 0-27 2-41 6s-29 9-44 16l7-39c16-6 31-11 46-14 15-2 29-4 43-4 30 0 53 7 68 19 16 13 24 33 24 58 0 5-1 10-2 17 0 7-1 14-3 21zM1169 482h-41c-34 0-59 5-75 14-17 9-25 23-25 42 0 13 4 24 13 31 8 8 19 12 34 12 23 0 42-9 59-25s28-37 33-64z">
            <text:p/>
          </draw:path>
          <draw:path draw:style-name="gr7" draw:text-style-name="P1" draw:layer="layout" svg:width="1.217cm" svg:height="0.617cm" svg:x="36.142cm" svg:y="7.53cm" svg:viewBox="0 0 1218 618" svg:d="M94 20h151c43 0 77 10 100 31 23 20 34 50 34 89 0 54-17 96-51 125-34 30-81 44-143 44h-82l-38 194h-65zM149 74l-35 182h82c37 0 65-10 85-29s30-47 30-82c0-23-7-40-20-53-14-12-33-18-57-18zM549 512c-43 0-76-13-101-39s-37-62-37-107c0-26 4-53 13-80 8-27 19-50 33-69 21-29 45-51 71-65 26-13 56-20 89-20 41 0 75 13 100 38 25 27 38 60 38 101 0 29-4 58-13 86-8 28-19 52-33 71-21 29-44 50-71 64-26 13-56 20-89 20zM473 364c0 33 7 57 20 74 14 16 35 24 62 24 40 0 73-17 99-52s39-79 39-132c0-32-7-55-20-71-14-16-35-25-62-25-23 0-42 6-60 17-17 10-33 26-47 47-10 16-18 34-23 55-6 20-8 41-8 63zM906 0h61l-15 75h-60zM879 140h59l-70 363h-60zM1218 368l-8 41c-10-7-21-13-32-16-11-4-23-6-35-6-13 0-26 3-38 7-12 5-22 12-30 20-13 13-23 29-30 46-7 18-11 36-11 55 0 23 6 40 17 51 12 11 29 17 52 17 12 0 24-2 37-6 12-3 26-8 40-15l-8 41c-12 5-24 9-37 11-13 3-26 4-39 4-34 0-60-8-78-25s-27-41-27-72c0-26 5-51 14-73 10-22 24-42 42-59 13-12 28-21 45-28 17-6 35-9 55-9 12 0 24 2 35 4 12 3 24 7 36 12z">
            <text:p/>
          </draw:path>
          <draw:path draw:style-name="gr7" draw:text-style-name="P1" draw:layer="layout" svg:width="1.218cm" svg:height="0.594cm" svg:x="37.092cm" svg:y="11.986cm" svg:viewBox="0 0 1219 595" svg:d="M92 20h145c42 0 74 9 96 29s34 49 34 87c0 51-17 91-50 120-32 28-78 42-137 42h-79l-37 187h-64zM144 71l-33 176h79c35 0 63-10 82-28s28-45 28-79c0-22-6-39-19-51s-31-18-55-18zM529 494c-40 0-73-13-96-38-24-25-36-60-36-103 0-25 4-51 12-77 8-27 19-49 32-66 21-29 44-50 69-63s54-20 86-20c39 0 71 13 95 37 25 25 37 58 37 98 0 27-4 55-12 82-8 28-19 50-32 68-20 28-43 49-68 62s-54 20-87 20zM456 351c0 31 7 55 20 71 13 15 33 23 60 23 38 0 70-17 95-50s38-76 38-127c0-30-7-53-20-68-14-17-34-24-60-24-21 0-40 5-57 16-17 10-32 25-45 46-10 15-17 32-23 52-5 20-8 40-8 61zM874 0h57l-14 73h-57zM848 136h57l-68 349h-57zM1120 552c-11 15-23 25-38 32-15 8-31 11-49 11-24 0-43-8-57-25-14-16-22-39-22-68 0-24 5-47 13-69 9-21 21-41 38-58 10-12 22-20 36-26 13-6 27-9 42-9 16 0 30 3 42 11 12 7 21 18 27 32l27-132h40l-66 338h-40zM996 495c0 21 5 37 14 49 10 12 23 18 40 18 12 0 24-3 34-9 11-6 20-15 29-27 8-12 15-26 20-42s7-32 7-47c0-20-5-36-14-47-10-12-23-17-39-17-13 0-25 3-36 9-10 5-20 14-27 25-9 12-16 26-21 42s-7 31-7 46z">
            <text:p/>
          </draw:path>
          <draw:path draw:style-name="gr7" draw:text-style-name="P1" draw:layer="layout" svg:width="1.217cm" svg:height="0.61cm" svg:x="36.364cm" svg:y="12.914cm" svg:viewBox="0 0 1218 611" svg:d="M93 20h149c43 0 76 10 99 31 23 20 34 49 34 88 0 53-17 94-50 123-34 29-81 44-142 44h-81l-37 191h-65zM147 73l-34 180h81c36 0 64-9 84-28 19-19 29-47 29-81 0-23-7-40-20-52-13-13-32-19-56-19zM542 506c-42 0-75-13-99-39-25-25-37-61-37-105 0-26 4-52 13-79 8-27 19-50 32-68 21-28 45-50 71-64s55-20 88-20c40 0 73 12 98 37 25 27 37 60 37 100 0 29-4 57-12 85s-19 51-32 70c-21 28-45 49-71 63-25 13-55 20-88 20zM467 360c0 32 7 56 20 72 14 16 34 24 62 24 39 0 71-17 97-51s39-78 39-130c0-31-7-54-21-70s-34-24-61-24c-22 0-41 5-59 16-17 10-32 26-46 47-10 15-17 33-23 54-5 20-8 41-8 62zM896 0h59l-15 74h-58zM869 139h59l-70 358h-59zM1177 457c1-3 1-5 1-8 1-2 1-5 1-7 0-18-6-33-16-43-11-11-25-16-44-16-20 0-38 6-54 19-15 13-27 31-35 55zM1213 489h-191c-1 6-1 10-2 13 0 4 0 6 0 9 0 20 6 36 19 48 13 11 31 17 54 17 18 0 35-2 50-6 16-4 31-10 45-18l-8 41c-15 6-30 10-46 13-15 3-31 5-47 5-35 0-62-9-80-25-19-17-28-40-28-71 0-26 4-50 14-73 9-22 23-42 41-59 11-11 25-20 41-26s33-9 51-9c28 0 51 9 67 26 17 17 25 39 25 68 0 7 0 14-1 22s-2 16-4 25z">
            <text:p/>
          </draw:path>
        </draw:g>
        <draw:line draw:style-name="gr8" draw:text-style-name="P7" draw:layer="layout" svg:x1="30.179cm" svg:y1="16.256cm" svg:x2="30.179cm" svg:y2="3.81cm">
          <text:p/>
        </draw:line>
        <draw:line draw:style-name="gr8" draw:text-style-name="P7" draw:layer="layout" svg:x1="41.309cm" svg:y1="16.256cm" svg:x2="41.309cm" svg:y2="3.81cm">
          <text:p/>
        </draw:line>
        <draw:line draw:style-name="gr8" draw:text-style-name="P7" draw:layer="layout" svg:x1="30.179cm" svg:y1="16.256cm" svg:x2="41.309cm" svg:y2="16.256cm">
          <text:p/>
        </draw:line>
        <draw:line draw:style-name="gr8" draw:text-style-name="P7" draw:layer="layout" svg:x1="30.179cm" svg:y1="3.81cm" svg:x2="41.309cm" svg:y2="3.81cm">
          <text:p/>
        </draw:line>
        <draw:path draw:style-name="gr1" draw:text-style-name="P1" draw:layer="layout" svg:width="0.199cm" svg:height="0.309cm" svg:x="34.489cm" svg:y="3.289cm" svg:viewBox="0 0 200 310" svg:d="M43 35v116h52c20 0 35-5 45-15 11-10 16-25 16-43 0-19-5-33-16-43-10-10-25-15-45-15zM0 0h95c35 0 61 8 79 24s26 38 26 69c0 30-8 53-26 69-18 15-44 23-79 23h-52v125h-43z">
          <text:p/>
        </draw:path>
        <draw:path draw:style-name="gr1" draw:text-style-name="P1" draw:layer="layout" svg:width="0.136cm" svg:height="0.237cm" svg:x="34.734cm" svg:y="3.361cm" svg:viewBox="0 0 137 238" svg:d="M137 41c-5-3-9-4-14-6-5-1-11-1-17-1-21 0-38 7-49 21-12 14-18 35-18 61v122h-39v-233h39v36c8-14 18-24 31-31s29-10 47-10c3 0 6 0 9 0 3 1 6 1 11 2z">
          <text:p/>
        </draw:path>
        <draw:path draw:style-name="gr1" draw:text-style-name="P1" draw:layer="layout" svg:width="0.215cm" svg:height="0.242cm" svg:x="34.884cm" svg:y="3.361cm" svg:viewBox="0 0 216 243" svg:d="M216 112v18h-176c2 27 9 48 24 61 14 14 33 21 59 21 15 0 29-2 43-5 13-4 27-9 41-17v36c-14 6-28 11-42 13-14 3-29 4-44 4-38 0-67-10-89-31-21-22-32-51-32-89 0-37 10-67 31-90 20-22 48-33 84-33 31 0 55 10 74 30 17 20 27 47 27 82zM178 101c-1-21-7-38-18-50-11-13-26-19-45-19-22 0-39 6-52 18s-20 29-22 51z">
          <text:p/>
        </draw:path>
        <draw:path draw:style-name="gr1" draw:text-style-name="P1" draw:layer="layout" svg:width="0.207cm" svg:height="0.327cm" svg:x="35.144cm" svg:y="3.276cm" svg:viewBox="0 0 208 328" svg:d="M170 125v-125h38v323h-38v-35c-8 14-18 24-31 31-12 6-27 9-44 9-28 0-51-11-68-33-18-22-27-51-27-88 0-36 9-66 27-89 17-22 40-33 68-33 17 0 32 3 44 10 13 7 23 17 31 30zM40 207c0 28 5 50 17 66 11 16 27 24 47 24 21 0 36-8 49-24 11-16 17-38 17-66s-6-50-17-66c-13-16-28-24-49-24-20 0-36 8-47 24-12 16-17 38-17 66z">
          <text:p/>
        </draw:path>
        <draw:path draw:style-name="gr1" draw:text-style-name="P1" draw:layer="layout" svg:width="0.249cm" svg:height="0.319cm" svg:x="35.548cm" svg:y="3.284cm" svg:viewBox="0 0 250 320" svg:d="M250 29v45c-14-14-29-23-45-30s-33-10-50-10c-36 0-63 11-82 34-18 21-28 52-28 93 0 40 10 72 28 93 19 22 46 32 82 32 17 0 34-2 50-9s31-16 45-29v43c-15 10-30 17-46 22s-34 7-52 7c-47 0-83-14-110-42-29-28-42-67-42-117s13-89 42-119c27-28 63-42 110-42 19 0 36 2 52 7s32 12 46 22z">
          <text:p/>
        </draw:path>
        <draw:polygon draw:style-name="gr1" draw:text-style-name="P1" draw:layer="layout" svg:width="0.038cm" svg:height="0.322cm" svg:x="35.86cm" svg:y="3.276cm" svg:viewBox="0 0 39 323" draw:points="0,323 39,323 39,0 0,0">
          <text:p/>
        </draw:polygon>
        <draw:path draw:style-name="gr1" draw:text-style-name="P1" draw:layer="layout" svg:width="0.196cm" svg:height="0.242cm" svg:x="35.963cm" svg:y="3.361cm" svg:viewBox="0 0 197 243" svg:d="M121 120c-31 0-52 4-64 11s-18 20-18 37c0 14 5 25 13 32 9 8 22 12 37 12 21 0 38-7 51-22 12-15 19-35 19-61v-9zM197 105v133h-38v-35c-9 14-20 24-33 31-13 6-29 9-47 9-24 0-43-6-57-19-15-13-22-31-22-53 0-27 9-47 27-60s44-20 78-20h54v-4c0-17-6-31-18-41-11-9-27-14-48-14-13 0-26 2-39 5s-24 8-36 14v-35c14-5 27-9 40-12s26-4 39-4c33 0 58 9 75 26 16 17 25 44 25 79z">
          <text:p/>
        </draw:path>
        <draw:path draw:style-name="gr1" draw:text-style-name="P1" draw:layer="layout" svg:width="0.177cm" svg:height="0.242cm" svg:x="36.22cm" svg:y="3.361cm" svg:viewBox="0 0 178 243" svg:d="M166 12v36c-11-5-22-9-34-12s-24-4-37-4c-19 0-33 2-42 8-10 6-14 15-14 26 0 9 3 16 10 21s20 10 40 14l14 3c28 6 47 15 58 25s17 26 17 45c0 22-8 38-25 51-17 12-42 18-72 18-12 0-25-1-39-3-13-2-27-6-42-11v-39c14 8 28 13 42 17 13 3 27 5 40 5 18 0 32-3 43-9 9-6 14-15 14-26 0-10-4-18-10-24-8-6-23-12-47-17l-13-3c-24-5-41-13-51-23-11-10-16-24-16-42 0-22 7-39 23-50 15-12 37-18 66-18 14 0 27 1 41 3 12 2 23 5 34 9z">
          <text:p/>
        </draw:path>
        <draw:path draw:style-name="gr1" draw:text-style-name="P1" draw:layer="layout" svg:width="0.177cm" svg:height="0.242cm" svg:x="36.441cm" svg:y="3.361cm" svg:viewBox="0 0 178 243" svg:d="M165 12v36c-11-5-22-9-33-12-12-3-24-4-36-4-20 0-34 2-44 8-9 6-14 15-14 26 0 9 4 16 10 21 7 5 21 10 42 14l13 3c27 6 46 15 58 25 11 10 17 26 17 45 0 22-9 38-26 51-17 12-40 18-70 18-14 0-26-1-40-3s-27-6-42-11v-39c14 8 28 13 41 17 14 3 27 5 42 5 18 0 32-3 41-9 10-6 15-15 15-26 0-10-4-18-11-24s-22-12-46-17l-14-3c-23-5-41-13-51-23-11-10-16-24-16-42 0-22 8-39 23-50 15-12 38-18 67-18 14 0 27 1 40 3 12 2 24 5 34 9z">
          <text:p/>
        </draw:path>
        <draw:path draw:style-name="gr1" draw:text-style-name="P1" draw:layer="layout" svg:width="0.203cm" svg:height="0.319cm" svg:x="36.805cm" svg:y="3.284cm" svg:viewBox="0 0 204 320" svg:d="M141 148c20 5 35 14 46 27 11 14 17 31 17 50 0 31-10 54-31 71-21 16-51 24-89 24-13 0-27-1-40-3-15-3-29-6-44-11v-41c12 7 24 12 38 16 15 3 29 5 44 5 27 0 47-5 60-16 14-10 21-25 21-45 0-18-6-32-19-42s-31-16-53-16h-36v-34h37c21 0 36-4 47-12 11-9 17-20 17-36s-6-29-17-37c-12-9-28-13-48-13-12 0-24 1-37 4-13 2-29 6-44 11v-37c15-4 31-8 45-10s27-3 39-3c32 0 57 7 75 21 19 15 28 34 28 60 0 17-5 31-15 43-9 12-23 20-41 24z">
          <text:p/>
        </draw:path>
        <draw:path draw:style-name="gr1" draw:text-style-name="P1" draw:layer="layout" svg:width="0.303cm" svg:height="0.36cm" svg:x="49.436cm" svg:y="16.402cm" svg:viewBox="0 0 304 361" svg:d="M49 40v280h59c49 0 86-11 109-34s36-58 36-107c0-48-13-83-36-106-23-22-60-33-109-33zM0 0h101c69 0 121 15 154 43 33 29 49 75 49 136 0 63-17 108-49 137-34 30-85 45-154 45h-101z">
          <text:p/>
        </draw:path>
        <draw:path draw:style-name="gr1" draw:text-style-name="P1" draw:layer="layout" svg:width="0.044cm" svg:height="0.376cm" svg:x="49.815cm" svg:y="16.386cm" svg:viewBox="0 0 45 377" svg:d="M0 106h45v271h-45zM0 0h45v57h-45z">
          <text:p/>
        </draw:path>
        <draw:path draw:style-name="gr1" draw:text-style-name="P1" draw:layer="layout" svg:width="0.395cm" svg:height="0.277cm" svg:x="49.95cm" svg:y="16.485cm" svg:viewBox="0 0 396 278" svg:d="M212 58c11-19 24-34 40-44 15-9 34-14 56-14 27 0 49 10 64 30 16 20 24 48 24 84v164h-45v-163c0-25-5-45-14-58-9-12-23-18-42-18-24 0-42 8-56 23-13 15-19 36-19 62v154h-45v-163c0-25-5-45-14-58-9-12-23-18-42-18-23 0-41 8-54 23-14 15-20 36-20 62v154h-45v-271h45v42c10-17 22-29 36-37s31-12 51-12 36 5 50 15c13 10 23 25 30 43z">
          <text:p/>
        </draw:path>
        <draw:polygon draw:style-name="gr1" draw:text-style-name="P1" draw:layer="layout" svg:width="0.214cm" svg:height="0.36cm" svg:x="50.598cm" svg:y="16.402cm" svg:viewBox="0 0 215 361" draw:points="7,319 87,319 87,44 0,61 0,17 87,0 136,0 136,319 215,319 215,361 7,361">
          <text:p/>
        </draw:polygon>
        <draw:path draw:style-name="gr1" draw:text-style-name="P1" draw:layer="layout" svg:width="0.36cm" svg:height="0.303cm" svg:x="43.405cm" svg:y="10.416cm" svg:viewBox="0 0 361 304" svg:d="M40 255h280v-59c0-49-11-85-34-109-23-22-58-34-107-34-48 0-83 12-106 34-22 24-33 60-33 109zM0 304v-100c0-70 14-121 43-154 29-32 75-50 136-50 63 0 108 18 137 51 30 32 45 84 45 153v100z">
          <text:p/>
        </draw:path>
        <draw:path draw:style-name="gr1" draw:text-style-name="P1" draw:layer="layout" svg:width="0.376cm" svg:height="0.045cm" svg:x="43.389cm" svg:y="10.296cm" svg:viewBox="0 0 377 46" svg:d="M106 46v-46h271v46zM0 46v-46h57v46z">
          <text:p/>
        </draw:path>
        <draw:path draw:style-name="gr1" draw:text-style-name="P1" draw:layer="layout" svg:width="0.277cm" svg:height="0.394cm" svg:x="43.488cm" svg:y="9.811cm" svg:viewBox="0 0 278 395" svg:d="M58 182c-19-11-34-24-44-39-9-16-14-34-14-55 0-28 10-50 30-65 19-15 48-23 84-23h164v44h-163c-25 0-45 5-58 14-12 10-18 23-18 42 0 23 8 42 23 55s36 20 62 20h154v44h-163c-25 0-45 5-58 14-12 10-18 25-18 43 0 23 8 41 23 55 15 13 36 20 62 20h154v44h-271v-44h42c-17-10-29-23-37-37s-12-31-12-50c0-20 5-37 15-51s25-24 43-31z">
          <text:p/>
        </draw:path>
        <draw:path draw:style-name="gr1" draw:text-style-name="P1" draw:layer="layout" svg:width="0.367cm" svg:height="0.229cm" svg:x="43.398cm" svg:y="9.347cm" svg:viewBox="0 0 368 230" svg:d="M326 171v-171h42v230h-42c-19-18-45-44-77-76-32-31-53-53-63-61-17-16-32-27-44-33s-24-9-36-9c-19 0-35 7-47 20-11 14-18 31-18 54 0 15 3 31 8 48 6 17 13 35 24 54h-49c-8-19-14-38-18-54-4-17-6-33-6-47 0-38 10-68 28-90 19-23 44-34 75-34 15 0 29 3 42 8 13 6 29 16 47 31 5 4 18 16 40 38 23 22 54 53 94 92z">
          <text:p/>
        </draw:path>
        <draw:polygon draw:style-name="gr21" draw:text-style-name="P20" draw:layer="layout" svg:width="2.937cm" svg:height="5.172cm" svg:x="46.862cm" svg:y="4.958cm" svg:viewBox="0 0 2938 5173" draw:points="0,1328 845,3273 2562,5173 2938,5072 2912,4942 2032,2169 941,258 773,125 470,0 283,119">
          <text:p/>
        </draw:polygon>
        <draw:polygon draw:style-name="gr22" draw:text-style-name="P21" draw:layer="layout" svg:width="1.781cm" svg:height="4.389cm" svg:x="49.604cm" svg:y="10.718cm" svg:viewBox="0 0 1782 4390" draw:points="0,1984 298,3875 947,4304 1337,4390 1777,4239 1782,4178 1761,4103 675,428 420,0 328,15 114,256">
          <text:p/>
        </draw:polygon>
        <draw:polygon draw:style-name="gr23" draw:text-style-name="P22" draw:layer="layout" svg:width="8.602cm" svg:height="5.907cm" svg:x="45.13cm" svg:y="7.335cm" svg:viewBox="0 0 8603 5908" draw:points="8603,0 3000,2074 716,4422 0,5349 3,5369 118,5908 885,5851">
          <text:p/>
        </draw:polygon>
        <draw:polygon draw:style-name="gr24" draw:text-style-name="P23" draw:layer="layout" svg:width="4.511cm" svg:height="1.739cm" svg:x="50.519cm" svg:y="9.408cm" svg:viewBox="0 0 4512 1740" draw:points="4060,1740 4512,629 4473,565 4269,411 1578,0 654,279 153,485 0,779 104,840 123,846">
          <text:p/>
        </draw:polygon>
        <draw:polygon draw:style-name="gr25" draw:text-style-name="P24" draw:layer="layout" svg:width="4.878cm" svg:height="1.259cm" svg:x="50.237cm" svg:y="9.092cm" svg:viewBox="0 0 4879 1260" draw:points="4711,222 1979,0 1244,7 0,706 61,1031 257,1142 490,1215 4466,1260 4879,900 4805,393">
          <text:p/>
        </draw:polygon>
        <draw:path draw:style-name="gr7" draw:text-style-name="P1" draw:layer="layout" svg:width="1.171cm" svg:height="1.001cm" svg:x="47.684cm" svg:y="6.703cm" svg:viewBox="0 0 1172 1002" svg:d="M107 0h110l-95 491c-4 22-7 40-8 54-2 15-3 27-3 38 0 50 14 87 42 113s68 39 122 39c70 0 124-19 162-57 39-39 67-101 84-187l95-491h110l-98 504c-21 109-61 190-121 242-60 53-141 79-244 79-81 0-145-21-192-62s-71-96-71-166c0-12 1-26 3-42s4-33 8-51zM1164 748l-47 243h-70l13-65c-21 25-44 44-70 57-26 12-55 19-87 19-37 0-67-11-90-33-23-23-35-51-35-86 0-49 20-89 60-118s95-43 164-43h97l4-19c0-2 1-4 1-6 0-3 0-6 0-11 0-23-9-40-27-53-19-12-44-19-77-19-23 0-46 3-70 9s-49 15-75 26l12-64c28-10 53-17 78-22 26-5 50-8 73-8 50 0 88 11 114 33 27 22 40 53 40 95 0 8-1 18-2 29-2 11-3 23-6 36zM1089 776h-70c-57 0-99 8-127 24s-42 39-42 71c0 23 7 40 22 53 14 12 34 18 58 18 38 0 71-13 100-40 28-27 47-64 56-110z">
          <text:p/>
        </draw:path>
        <draw:path draw:style-name="gr7" draw:text-style-name="P1" draw:layer="layout" svg:width="1.172cm" svg:height="0.976cm" svg:x="49.907cm" svg:y="12.754cm" svg:viewBox="0 0 1173 977" svg:d="M105 0h107l-93 480c-4 21-7 39-8 53-2 13-3 26-3 36 0 49 14 86 41 111s67 37 119 37c68 0 121-18 159-55 37-38 64-98 81-182l92-480h108l-95 493c-21 106-60 184-119 235-58 51-137 76-238 76-79 0-141-20-187-59-46-40-69-94-69-162 0-12 1-26 3-41 1-15 4-32 8-49zM1104 713c0-35-8-63-25-83-16-21-39-31-69-31-21 0-40 5-59 16-18 10-34 25-47 44-15 20-26 44-34 71s-13 54-13 81c0 34 8 61 25 80 16 19 38 29 66 29 22 0 41-5 60-15 18-10 35-25 49-44 14-20 25-44 34-71 8-27 13-52 13-77zM891 615c17-22 38-40 63-53 26-13 52-20 81-20 42 0 76 15 101 43 25 29 37 67 37 116 0 40-7 79-22 116-15 38-35 71-62 100-18 19-39 34-63 44-23 11-47 16-73 16s-50-6-69-19c-20-12-36-30-48-55l-13 63h-68l112-576h68z">
          <text:p/>
        </draw:path>
        <draw:path draw:style-name="gr7" draw:text-style-name="P1" draw:layer="layout" svg:width="1.17cm" svg:height="1.007cm" svg:x="46.481cm" svg:y="10.97cm" svg:viewBox="0 0 1171 1008" svg:d="M108 0h110l-96 494c-4 22-6 40-8 54-2 15-2 27-2 38 0 51 13 89 41 115s69 39 123 39c71 0 125-19 164-57 39-39 67-102 84-189l95-494h111l-98 507c-21 111-62 192-122 244-60 53-142 79-246 79-81 0-146-21-193-62s-71-96-71-167c0-13 1-27 2-43 2-16 5-33 9-51zM1171 585l-14 71c-17-13-35-22-54-28s-38-9-59-9c-22 0-43 4-64 12-20 8-37 19-51 33-21 22-38 48-50 78s-19 61-19 92c0 39 10 67 30 86 19 19 48 28 87 28 19 0 40-3 62-8 21-6 44-15 68-27l-14 70c-20 8-41 14-62 19-22 4-44 6-66 6-57 0-102-14-132-43-31-28-46-68-46-121 0-44 8-85 24-122 16-38 39-71 72-101 21-21 46-36 75-47 28-10 60-15 94-15 20 0 39 2 59 6 19 5 39 11 60 20z">
          <text:p/>
        </draw:path>
        <draw:path draw:style-name="gr7" draw:text-style-name="P1" draw:layer="layout" svg:width="1.174cm" svg:height="0.945cm" svg:x="51.955cm" svg:y="9.592cm" svg:viewBox="0 0 1175 946" svg:d="M101 0h104l-90 464c-4 21-7 38-8 52-2 13-2 25-2 35 0 47 13 83 39 107 26 25 65 37 116 37 66 0 117-18 154-54 36-36 63-95 78-177l90-464h104l-92 477c-20 103-58 179-114 228-57 49-134 74-231 74-78 0-138-19-183-58-44-38-66-90-66-156 0-12 0-25 2-40s4-31 8-48zM1012 876c-17 23-38 40-62 52s-51 18-80 18c-40 0-72-14-95-41-24-27-35-65-35-112 0-40 7-77 21-113s34-68 61-97c18-19 38-33 60-43s45-15 70-15 48 7 68 19c19 12 35 30 45 53l43-218h67l-109 557h-66zM808 781c0 35 8 62 23 81 16 19 38 29 66 29 20 0 39-5 57-15 17-10 33-24 46-44 14-20 25-43 33-69s12-52 12-78c0-33-7-59-23-77-16-19-37-28-65-28-20 0-40 5-58 14-18 10-33 24-45 43-14 19-25 42-34 69-8 26-12 51-12 75z">
          <text:p/>
        </draw:path>
        <draw:path draw:style-name="gr7" draw:text-style-name="P1" draw:layer="layout" svg:width="1.171cm" svg:height="0.986cm" svg:x="51.972cm" svg:y="9.286cm" svg:viewBox="0 0 1172 987" svg:d="M105 0h109l-94 485c-4 21-7 39-9 53-1 14-2 26-2 37 0 49 14 86 42 112 27 25 68 38 120 38 69 0 122-19 160-57 39-37 66-99 82-183l94-485h108l-96 498c-21 107-60 186-119 237-59 52-139 77-241 77-79 0-143-20-190-60-46-40-69-94-69-163 0-12 1-26 2-41 2-16 5-32 8-50zM1103 730c1-4 2-9 2-13 1-4 1-8 1-12 0-31-9-55-27-72-18-18-42-27-72-27-35 0-65 11-91 32-26 22-46 52-59 92zM1163 783h-319c-2 10-3 17-3 23-1 5-1 10-1 14 0 34 11 61 32 80s51 28 90 28c30 0 58-3 85-10 26-6 51-16 74-29l-13 68c-25 10-50 17-76 22-27 5-53 8-80 8-58 0-103-14-134-42s-47-67-47-118c0-44 8-84 23-121 16-38 39-71 69-101 19-18 42-32 69-42s55-15 85-15c48 0 85 14 113 42 28 29 42 67 42 115 0 11-1 23-2 36-2 13-4 27-7 42z">
          <text:p/>
        </draw:path>
        <draw:polygon draw:style-name="gr20" draw:text-style-name="P19" draw:layer="layout" svg:width="0.529cm" svg:height="0.529cm" svg:x="50.15cm" svg:y="11.759cm" svg:viewBox="0 0 530 530" draw:points="176,530 352,530 352,354 530,354 530,178 352,178 352,0 176,0 176,178 0,178 0,354 176,354">
          <text:p/>
        </draw:polygon>
        <draw:line draw:style-name="gr8" draw:text-style-name="P7" draw:layer="layout" svg:x1="44.132cm" svg:y1="16.122cm" svg:x2="44.132cm" svg:y2="3.943cm">
          <text:p/>
        </draw:line>
        <draw:line draw:style-name="gr8" draw:text-style-name="P7" draw:layer="layout" svg:x1="56.114cm" svg:y1="16.122cm" svg:x2="56.114cm" svg:y2="3.943cm">
          <text:p/>
        </draw:line>
        <draw:line draw:style-name="gr8" draw:text-style-name="P7" draw:layer="layout" svg:x1="44.132cm" svg:y1="16.122cm" svg:x2="56.114cm" svg:y2="16.122cm">
          <text:p/>
        </draw:line>
        <draw:line draw:style-name="gr8" draw:text-style-name="P7" draw:layer="layout" svg:x1="44.132cm" svg:y1="3.943cm" svg:x2="56.114cm" svg:y2="3.943cm">
          <text:p/>
        </draw:line>
        <draw:path draw:style-name="gr1" draw:text-style-name="P1" draw:layer="layout" svg:width="0.199cm" svg:height="0.309cm" svg:x="48.868cm" svg:y="3.423cm" svg:viewBox="0 0 200 310" svg:d="M42 34v117h52c20 0 34-4 45-15 11-10 16-25 16-44 0-18-5-32-16-43-11-10-25-15-45-15zM0 0h94c34 0 61 8 78 24 19 15 28 38 28 68 0 32-9 55-28 70-17 16-44 24-78 24h-52v124h-42z">
          <text:p/>
        </draw:path>
        <draw:path draw:style-name="gr1" draw:text-style-name="P1" draw:layer="layout" svg:width="0.135cm" svg:height="0.238cm" svg:x="49.113cm" svg:y="3.494cm" svg:viewBox="0 0 136 239" svg:d="M136 42c-4-3-9-5-14-6s-10-2-16-2c-23 0-39 8-51 22-12 13-17 33-17 60v123h-38v-233h38v36c8-14 18-25 31-31 13-7 29-11 48-11 2 0 5 1 9 1 3 0 6 1 10 2z">
          <text:p/>
        </draw:path>
        <draw:path draw:style-name="gr1" draw:text-style-name="P1" draw:layer="layout" svg:width="0.214cm" svg:height="0.243cm" svg:x="49.263cm" svg:y="3.494cm" svg:viewBox="0 0 215 244" svg:d="M215 113v19h-175c1 26 9 46 23 60 15 14 35 20 60 20 14 0 29-1 42-5 14-3 28-9 41-16v36c-13 6-27 10-41 13-15 2-30 4-44 4-37 0-68-11-89-32-22-21-32-50-32-87 0-38 10-68 30-90 21-23 49-35 84-35 32 0 56 11 74 32 18 20 27 47 27 81zM177 102c0-21-6-37-17-50-12-12-27-18-45-18-22 0-38 6-52 18-13 12-21 29-22 50z">
          <text:p/>
        </draw:path>
        <draw:path draw:style-name="gr1" draw:text-style-name="P1" draw:layer="layout" svg:width="0.207cm" svg:height="0.327cm" svg:x="49.523cm" svg:y="3.41cm" svg:viewBox="0 0 208 328" svg:d="M170 126v-126h38v323h-38v-35c-8 14-18 24-30 30-13 7-27 10-44 10-28 0-52-11-70-33-17-22-26-52-26-88s9-66 26-88c18-22 42-34 70-34 17 0 31 4 44 11 12 6 22 17 30 30zM39 207c0 28 6 50 18 66s27 24 48 24c20 0 36-8 48-24 11-16 17-38 17-66s-6-50-17-66c-12-16-28-24-48-24-21 0-36 8-48 24s-18 38-18 66z">
          <text:p/>
        </draw:path>
        <draw:path draw:style-name="gr1" draw:text-style-name="P1" draw:layer="layout" svg:width="0.249cm" svg:height="0.32cm" svg:x="49.927cm" svg:y="3.417cm" svg:viewBox="0 0 250 321" svg:d="M250 30v44c-15-13-29-23-45-30-17-6-33-9-51-9-35 0-62 11-81 32-19 22-29 53-29 93 0 41 10 72 29 95 19 22 46 32 81 32 18 0 34-3 51-10 16-6 30-16 45-30v45c-15 10-31 17-47 22s-33 7-51 7c-47 0-84-14-112-42-27-30-40-69-40-119 0-49 13-88 40-117 28-28 65-43 112-43 18 0 36 3 52 8s31 12 46 22z">
          <text:p/>
        </draw:path>
        <draw:polygon draw:style-name="gr1" draw:text-style-name="P1" draw:layer="layout" svg:width="0.038cm" svg:height="0.322cm" svg:x="50.239cm" svg:y="3.41cm" svg:viewBox="0 0 39 323" draw:points="0,323 39,323 39,0 0,0">
          <text:p/>
        </draw:polygon>
        <draw:path draw:style-name="gr1" draw:text-style-name="P1" draw:layer="layout" svg:width="0.195cm" svg:height="0.243cm" svg:x="50.342cm" svg:y="3.494cm" svg:viewBox="0 0 196 244" svg:d="M121 122c-31 0-52 4-65 11-12 7-18 19-18 36 0 13 4 24 13 32s22 12 37 12c22 0 39-7 51-23 13-15 19-34 19-59v-9zM196 106v133h-38v-36c-9 15-20 25-32 31-13 7-29 10-48 10-24 0-43-6-57-19-14-14-21-31-21-54 0-26 8-45 26-59 17-13 44-20 79-20h53v-3c0-18-6-31-17-41-12-9-28-14-48-14-14 0-28 1-40 5-13 3-25 8-36 14v-35c13-7 27-11 40-13 14-3 27-5 39-5 34 0 59 9 75 28 17 17 25 43 25 78z">
          <text:p/>
        </draw:path>
        <draw:path draw:style-name="gr1" draw:text-style-name="P1" draw:layer="layout" svg:width="0.178cm" svg:height="0.243cm" svg:x="50.599cm" svg:y="3.494cm" svg:viewBox="0 0 179 244" svg:d="M165 13v37c-11-5-22-10-33-13-12-2-24-4-36-4-19 0-33 3-43 9-9 6-14 15-14 26 0 9 4 16 10 21 7 5 21 10 41 14l13 3c27 6 46 14 58 25 11 10 18 25 18 44 0 21-10 38-27 50-17 13-40 19-70 19-13 0-25-1-39-3-13-2-27-6-43-11v-39c15 7 29 13 42 16 14 4 27 6 41 6 18 0 32-3 41-9 10-6 15-15 15-26s-4-19-11-24c-7-6-22-11-46-16l-13-3c-23-5-41-13-51-23s-16-24-16-42c0-22 8-39 23-51 16-13 38-19 66-19 14 0 27 2 40 4 12 2 24 5 34 9z">
          <text:p/>
        </draw:path>
        <draw:path draw:style-name="gr1" draw:text-style-name="P1" draw:layer="layout" svg:width="0.177cm" svg:height="0.243cm" svg:x="50.819cm" svg:y="3.494cm" svg:viewBox="0 0 178 244" svg:d="M166 13v37c-11-5-22-10-34-13-12-2-24-4-36-4-19 0-34 3-43 9s-14 15-14 26c0 9 3 16 10 21s20 10 41 14l13 3c27 6 47 14 58 25 11 10 17 25 17 44 0 21-8 38-25 50-17 13-42 19-71 19-13 0-26-1-39-3-14-2-28-6-43-11v-39c14 7 28 13 42 16 13 4 27 6 40 6 18 0 32-3 42-9s15-15 15-26-3-19-11-24c-7-6-22-11-46-16l-13-3c-24-5-41-13-51-23-11-10-16-24-16-42 0-22 8-39 23-51 15-13 37-19 66-19 14 0 27 2 40 4s24 5 35 9z">
          <text:p/>
        </draw:path>
        <draw:path draw:style-name="gr1" draw:text-style-name="P1" draw:layer="layout" svg:width="0.225cm" svg:height="0.309cm" svg:x="51.172cm" svg:y="3.423cm" svg:viewBox="0 0 226 310" svg:d="M141 36l-106 166h106zM130 0h52v202h44v35h-44v73h-41v-73h-141v-40z">
          <text:p/>
        </draw:path>
        <draw:path draw:style-name="gr1" draw:text-style-name="P1" draw:layer="layout" svg:width="0.338cm" svg:height="0.237cm" svg:x="25.621cm" svg:y="0.338cm" svg:viewBox="0 0 339 238" svg:d="M183 51c9-17 21-29 34-38 13-8 29-13 47-13 24 0 42 9 55 27 14 17 20 41 20 72v139h-38v-138c0-22-4-39-12-50-8-10-20-16-36-16-20 0-35 7-47 20-11 13-17 31-17 54v130h-39v-138c0-22-4-39-12-50-8-10-20-16-36-16-19 0-35 7-46 20-12 13-17 31-17 54v130h-39v-232h39v37c8-14 19-26 31-32 12-7 26-11 43-11s31 5 43 13c13 10 21 22 27 38z">
          <text:p/>
        </draw:path>
        <draw:path draw:style-name="gr1" draw:text-style-name="P1" draw:layer="layout" svg:width="0.214cm" svg:height="0.243cm" svg:x="26.019cm" svg:y="0.338cm" svg:viewBox="0 0 215 244" svg:d="M215 113v19h-176c2 26 10 46 24 60 14 13 33 20 59 20 14 0 29-2 42-5 14-3 28-9 42-16v36c-14 5-28 10-43 13-14 2-29 4-43 4-37 0-67-11-88-32-22-21-32-50-32-87 0-38 10-68 30-90 20-23 48-35 83-35 31 0 56 11 74 31 19 21 28 48 28 82zM176 102c0-21-6-37-17-50-12-12-27-18-46-18-21 0-38 6-50 18-13 12-21 29-22 50z">
          <text:p/>
        </draw:path>
        <draw:path draw:style-name="gr1" draw:text-style-name="P1" draw:layer="layout" svg:width="0.144cm" svg:height="0.297cm" svg:x="26.267cm" svg:y="0.278cm" svg:viewBox="0 0 145 298" svg:d="M67 0v66h78v29h-78v127c0 19 3 32 8 37s15 8 31 8h39v31h-39c-29 0-49-5-60-16-12-11-17-31-17-60v-127h-29v-29h29v-66z">
          <text:p/>
        </draw:path>
        <draw:path draw:style-name="gr1" draw:text-style-name="P1" draw:layer="layout" svg:width="0.194cm" svg:height="0.321cm" svg:x="26.46cm" svg:y="0.254cm" svg:viewBox="0 0 195 322" svg:d="M195 182v140h-38v-139c0-22-5-38-13-49-9-11-21-17-38-17-21 0-38 7-50 20s-18 31-18 54v131h-38v-322h38v126c9-14 20-24 32-31 14-7 28-11 44-11 26 0 47 9 60 25 14 17 21 41 21 73z">
          <text:p/>
        </draw:path>
        <draw:path draw:style-name="gr1" draw:text-style-name="P1" draw:layer="layout" svg:width="0.213cm" svg:height="0.243cm" svg:x="26.713cm" svg:y="0.338cm" svg:viewBox="0 0 214 244" svg:d="M108 34c-22 0-38 8-50 24s-18 37-18 65 6 49 18 65c12 17 28 24 50 24 20 0 36-7 48-24 12-16 18-37 18-65 0-27-6-49-18-65s-28-24-48-24zM108 0c33 0 58 11 77 34 19 21 29 51 29 89s-10 68-29 89-44 32-77 32c-35 0-61-11-80-32-18-21-28-51-28-89s10-68 28-89c19-23 45-34 80-34z">
          <text:p/>
        </draw:path>
        <draw:path draw:style-name="gr1" draw:text-style-name="P1" draw:layer="layout" svg:width="0.207cm" svg:height="0.327cm" svg:x="26.972cm" svg:y="0.254cm" svg:viewBox="0 0 208 328" svg:d="M170 125v-125h38v322h-38v-34c-8 14-18 24-30 30-13 7-27 10-44 10-28 0-51-11-69-33s-27-52-27-89 9-66 27-88 41-34 69-34c17 0 31 4 44 11 12 6 22 16 30 30zM40 206c0 28 6 51 18 67 11 16 27 24 47 24s36-8 48-24c11-16 17-39 17-67s-6-50-17-66c-12-16-28-24-48-24s-36 8-47 24c-12 16-18 38-18 66z">
          <text:p/>
        </draw:path>
        <draw:path draw:style-name="gr1" draw:text-style-name="P1" draw:layer="layout" svg:width="0.265cm" svg:height="0.12cm" svg:x="27.397cm" svg:y="0.383cm" svg:viewBox="0 0 266 121" svg:d="M0 0h266v36h-266zM0 85h266v36h-266z">
          <text:p/>
        </draw:path>
        <draw:path draw:style-name="gr1" draw:text-style-name="P1" draw:layer="layout" svg:width="0.145cm" svg:height="0.297cm" svg:x="27.853cm" svg:y="0.278cm" svg:viewBox="0 0 146 298" svg:d="M67 0v66h79v29h-79v127c0 19 3 32 8 37s16 8 32 8h39v31h-39c-30 0-50-5-61-16s-17-31-17-60v-127h-29v-29h29v-66z">
          <text:p/>
        </draw:path>
        <draw:polygon draw:style-name="gr1" draw:text-style-name="P1" draw:layer="layout" svg:width="0.111cm" svg:height="0.034cm" svg:x="28.029cm" svg:y="0.442cm" svg:viewBox="0 0 112 35" draw:points="0,35 112,35 112,0 0,0">
          <text:p/>
        </draw:polygon>
        <draw:path draw:style-name="gr1" draw:text-style-name="P1" draw:layer="layout" svg:width="0.217cm" svg:height="0.32cm" svg:x="28.189cm" svg:y="0.261cm" svg:viewBox="0 0 218 321" svg:d="M199 16v41c-16-8-31-14-45-17-14-4-29-6-41-6-23 0-41 5-53 13-13 9-19 22-19 38 0 14 4 24 13 31 8 7 23 13 46 17l26 5c32 6 54 16 69 31s23 35 23 61c0 30-10 53-30 68-21 15-50 23-89 23-15 0-31-2-47-5-17-3-34-7-51-14v-43c17 9 33 17 49 21 16 5 33 7 49 7 23 0 43-4 56-14 12-9 19-22 19-40 0-16-5-28-14-36-9-9-24-15-47-19l-25-5c-31-6-54-16-68-30-14-13-20-31-20-55 0-27 9-48 28-64s46-24 80-24c14 0 30 2 45 4 15 3 30 7 46 12z">
          <text:p/>
        </draw:path>
        <draw:polygon draw:style-name="gr1" draw:text-style-name="P1" draw:layer="layout" svg:width="0.234cm" svg:height="0.308cm" svg:x="28.471cm" svg:y="0.267cm" svg:viewBox="0 0 235 309" draw:points="0,0 56,0 194,259 194,0 235,0 235,309 178,309 41,50 41,309 0,309">
          <text:p/>
        </draw:polygon>
        <draw:polygon draw:style-name="gr1" draw:text-style-name="P1" draw:layer="layout" svg:width="0.199cm" svg:height="0.308cm" svg:x="28.788cm" svg:y="0.267cm" svg:viewBox="0 0 200 309" draw:points="0,0 196,0 196,35 42,35 42,126 189,126 189,162 42,162 42,274 200,274 200,309 0,309">
          <text:p/>
        </draw:polygon>
        <draw:path draw:style-name="gr1" draw:text-style-name="P1" draw:layer="layout" svg:width="0.094cm" svg:height="0.377cm" svg:x="29.185cm" svg:y="0.254cm" svg:viewBox="0 0 95 378" svg:d="M95 0c-18 32-32 64-41 95-9 30-13 62-13 93 0 33 4 64 13 95 9 32 23 63 41 95h-33c-20-33-36-64-46-96s-16-63-16-94c0-30 6-61 16-92 10-32 25-63 46-96z">
          <text:p/>
        </draw:path>
        <draw:polygon draw:style-name="gr1" draw:text-style-name="P1" draw:layer="layout" svg:width="0.184cm" svg:height="0.308cm" svg:x="29.36cm" svg:y="0.267cm" svg:viewBox="0 0 185 309" draw:points="6,274 75,274 75,38 0,53 0,15 75,0 116,0 116,274 185,274 185,309 6,309">
          <text:p/>
        </draw:polygon>
        <draw:path draw:style-name="gr1" draw:text-style-name="P1" draw:layer="layout" svg:width="0.095cm" svg:height="0.377cm" svg:x="29.616cm" svg:y="0.254cm" svg:viewBox="0 0 96 378" svg:d="M0 0h33c22 33 37 64 48 96 10 31 15 62 15 92 0 31-5 62-15 94-11 32-26 63-48 96h-33c19-32 32-63 43-95 8-31 13-62 13-95 0-31-5-63-13-93-11-31-24-63-43-95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368cm" fo:page-height="17.2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3-09-28T17:10:02.128207539</dc:date>
    <meta:editing-duration>PT38M34S</meta:editing-duration>
    <meta:editing-cycles>1</meta:editing-cycles>
    <meta:document-statistic meta:object-count="148"/>
  </office:meta>
</office:document-meta>
</file>